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A00000185CEE1328B9A71EF1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1" svg:font-family="Wingdings" style:font-charset="x-symbol"/>
    <style:font-face style:name="Wingdings2" svg:font-family="Wingdings" style:font-adornments="Normale" style:font-charset="x-symbol"/>
    <style:font-face style:name="Wingdings" svg:font-family="Wingdings" style:font-pitch="variable" style:font-charset="x-symbol"/>
    <style:font-face style:name="Arial2" svg:font-family="Arial"/>
    <style:font-face style:name="Mangal1" svg:font-family="Mang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397cm" table:align="left" style:writing-mode="lr-tb" table:border-model="separating"/>
    </style:style>
    <style:style style:name="Tabella9.A" style:family="table-column">
      <style:table-column-properties style:column-width="3.999cm"/>
    </style:style>
    <style:style style:name="Tabella9.B" style:family="table-column">
      <style:table-column-properties style:column-width="8.999cm"/>
    </style:style>
    <style:style style:name="Tabella9.C" style:family="table-column">
      <style:table-column-properties style:column-width="4.399cm"/>
    </style:style>
    <style:style style:name="Tabella9.A1" style:family="table-cell">
      <style:table-cell-properties fo:padding="0cm" fo:border="none"/>
    </style:style>
    <style:style style:name="Tabella9.2" style:family="table-row">
      <style:table-row-properties style:min-row-height="2.981cm"/>
    </style:style>
    <style:style style:name="Tabella9.A2" style:family="table-cell">
      <style:table-cell-properties fo:background-color="transparent" fo:padding="0.049cm" fo:border="0.05pt solid #999999">
        <style:background-image/>
      </style:table-cell-properties>
    </style:style>
    <style:style style:name="Tabella9.C2" style:family="table-cell">
      <style:table-cell-properties fo:padding="0.049cm" fo:border="0.05pt solid #999999"/>
    </style:style>
    <style:style style:name="Tabella8" style:family="table">
      <style:table-properties style:width="17.371cm" table:align="right" style:writing-mode="lr-tb"/>
    </style:style>
    <style:style style:name="Tabella8.A" style:family="table-column">
      <style:table-column-properties style:column-width="17.371cm"/>
    </style:style>
    <style:style style:name="Tabella8.1" style:family="table-row">
      <style:table-row-properties style:min-row-height="3.999cm"/>
    </style:style>
    <style:style style:name="Tabella8.A1" style:family="table-cell">
      <style:table-cell-properties fo:padding="0.097cm" fo:border="none"/>
    </style:style>
    <style:style style:name="Tabella6" style:family="table">
      <style:table-properties style:width="17.403cm" table:align="margins" style:writing-mode="lr-tb"/>
    </style:style>
    <style:style style:name="Tabella6.A" style:family="table-column">
      <style:table-column-properties style:column-width="1.002cm" style:rel-column-width="3770*"/>
    </style:style>
    <style:style style:name="Tabella6.B" style:family="table-column">
      <style:table-column-properties style:column-width="14.046cm" style:rel-column-width="52892*"/>
    </style:style>
    <style:style style:name="Tabella6.C" style:family="table-column">
      <style:table-column-properties style:column-width="2.357cm" style:rel-column-width="8873*"/>
    </style:style>
    <style:style style:name="Tabella6.A1" style:family="table-cell">
      <style:table-cell-properties fo:padding="0.097cm" fo:border-left="0.05pt solid #009900" fo:border-right="none" fo:border-top="0.05pt solid #009900" fo:border-bottom="0.05pt solid #009900"/>
    </style:style>
    <style:style style:name="Tabella6.C1" style:family="table-cell">
      <style:table-cell-properties fo:padding="0.097cm" fo:border="0.05pt solid #009900"/>
    </style:style>
    <style:style style:name="Tabella6.A2" style:family="table-cell">
      <style:table-cell-properties fo:padding="0.097cm" fo:border-left="0.05pt solid #009900" fo:border-right="none" fo:border-top="none" fo:border-bottom="0.05pt solid #009900"/>
    </style:style>
    <style:style style:name="Tabella6.C2" style:family="table-cell" style:data-style-name="N0">
      <style:table-cell-properties style:vertical-align="middle" fo:padding="0.097cm" fo:border-left="0.05pt solid #009900" fo:border-right="0.05pt solid #009900" fo:border-top="none" fo:border-bottom="0.05pt solid #009900"/>
    </style:style>
    <style:style style:name="Tabella6.C3" style:family="table-cell">
      <style:table-cell-properties style:vertical-align="middle" fo:padding="0.097cm" fo:border-left="0.05pt solid #009900" fo:border-right="0.05pt solid #009900" fo:border-top="none" fo:border-bottom="0.05pt solid #009900"/>
    </style:style>
    <style:style style:name="Tabella6.C4" style:family="table-cell">
      <style:table-cell-properties style:vertical-align="middle" fo:padding="0.097cm" fo:border-left="0.05pt solid #009900" fo:border-right="0.05pt solid #009900" fo:border-top="none" fo:border-bottom="0.05pt solid #009900"/>
    </style:style>
    <style:style style:name="Tabella6.C5" style:family="table-cell">
      <style:table-cell-properties style:vertical-align="middle" fo:padding="0.097cm" fo:border-left="0.05pt solid #009900" fo:border-right="0.05pt solid #009900" fo:border-top="none" fo:border-bottom="0.05pt solid #009900"/>
    </style:style>
    <style:style style:name="Tabella6.C6" style:family="table-cell">
      <style:table-cell-properties style:vertical-align="middle" fo:padding="0.097cm" fo:border-left="0.05pt solid #009900" fo:border-right="0.05pt solid #009900" fo:border-top="none" fo:border-bottom="0.05pt solid #009900"/>
    </style:style>
    <style:style style:name="Tabella6.C7" style:family="table-cell">
      <style:table-cell-properties style:vertical-align="middle" fo:padding="0.097cm" fo:border-left="0.05pt solid #009900" fo:border-right="0.05pt solid #009900" fo:border-top="none" fo:border-bottom="0.05pt solid #009900"/>
    </style:style>
    <style:style style:name="Tabella2" style:family="table">
      <style:table-properties style:width="17.459cm" table:align="right" style:writing-mode="lr-tb"/>
    </style:style>
    <style:style style:name="Tabella2.A" style:family="table-column">
      <style:table-column-properties style:column-width="8.71cm"/>
    </style:style>
    <style:style style:name="Tabella2.B" style:family="table-column">
      <style:table-column-properties style:column-width="8.749cm"/>
    </style:style>
    <style:style style:name="Tabella2.A1" style:family="table-cell">
      <style:table-cell-properties fo:padding="0.097cm" fo:border-left="0.05pt solid #009900" fo:border-right="none" fo:border-top="0.05pt solid #009900" fo:border-bottom="0.05pt solid #009900"/>
    </style:style>
    <style:style style:name="Tabella2.B1" style:family="table-cell">
      <style:table-cell-properties fo:padding="0.097cm" fo:border="0.05pt solid #009900"/>
    </style:style>
    <style:style style:name="Tabella2.A2" style:family="table-cell">
      <style:table-cell-properties fo:padding="0.097cm" fo:border-left="0.05pt solid #009900" fo:border-right="none" fo:border-top="none" fo:border-bottom="0.05pt solid #009900"/>
    </style:style>
    <style:style style:name="Tabella2.B2" style:family="table-cell">
      <style:table-cell-properties fo:padding="0.097cm" fo:border-left="0.05pt solid #009900" fo:border-right="0.05pt solid #009900" fo:border-top="none" fo:border-bottom="0.05pt solid #009900"/>
    </style:style>
    <style:style style:name="Tabella3" style:family="table">
      <style:table-properties style:width="17.463cm" fo:margin-left="0.014cm" table:align="left" style:writing-mode="lr-tb"/>
    </style:style>
    <style:style style:name="Tabella3.A" style:family="table-column">
      <style:table-column-properties style:column-width="8.71cm"/>
    </style:style>
    <style:style style:name="Tabella3.B" style:family="table-column">
      <style:table-column-properties style:column-width="8.752cm"/>
    </style:style>
    <style:style style:name="Tabella3.A1" style:family="table-cell">
      <style:table-cell-properties fo:padding="0.097cm" fo:border-left="0.05pt solid #009900" fo:border-right="none" fo:border-top="0.05pt solid #009900" fo:border-bottom="0.05pt solid #009900"/>
    </style:style>
    <style:style style:name="Tabella3.B1" style:family="table-cell">
      <style:table-cell-properties fo:padding="0.097cm" fo:border="0.05pt solid #009900"/>
    </style:style>
    <style:style style:name="Tabella3.A2" style:family="table-cell">
      <style:table-cell-properties fo:padding="0.097cm" fo:border-left="0.05pt solid #009900" fo:border-right="none" fo:border-top="none" fo:border-bottom="0.05pt solid #009900"/>
    </style:style>
    <style:style style:name="Tabella3.B2" style:family="table-cell">
      <style:table-cell-properties fo:padding="0.097cm" fo:border-left="0.05pt solid #009900" fo:border-right="0.05pt solid #009900" fo:border-top="none" fo:border-bottom="0.05pt solid #009900"/>
    </style:style>
    <style:style style:name="Tabella1" style:family="table">
      <style:table-properties style:width="17.459cm" table:align="right" style:writing-mode="lr-tb"/>
    </style:style>
    <style:style style:name="Tabella1.A" style:family="table-column">
      <style:table-column-properties style:column-width="8.71cm"/>
    </style:style>
    <style:style style:name="Tabella1.B" style:family="table-column">
      <style:table-column-properties style:column-width="8.749cm"/>
    </style:style>
    <style:style style:name="Tabella1.A1" style:family="table-cell">
      <style:table-cell-properties fo:padding="0.097cm" fo:border-left="0.05pt solid #009900" fo:border-right="none" fo:border-top="0.05pt solid #009900" fo:border-bottom="0.05pt solid #009900"/>
    </style:style>
    <style:style style:name="Tabella1.B1" style:family="table-cell">
      <style:table-cell-properties fo:padding="0.097cm" fo:border="0.05pt solid #009900"/>
    </style:style>
    <style:style style:name="Tabella1.A2" style:family="table-cell">
      <style:table-cell-properties fo:padding="0.097cm" fo:border-left="0.05pt solid #009900" fo:border-right="none" fo:border-top="none" fo:border-bottom="0.05pt solid #009900"/>
    </style:style>
    <style:style style:name="Tabella1.B2" style:family="table-cell">
      <style:table-cell-properties fo:padding="0.097cm" fo:border-left="0.05pt solid #009900" fo:border-right="0.05pt solid #009900" fo:border-top="none" fo:border-bottom="0.05pt solid #009900"/>
    </style:style>
    <style:style style:name="Tabella11" style:family="table">
      <style:table-properties style:width="7.435cm" fo:margin-left="0.635cm" table:align="left" style:writing-mode="lr-tb"/>
    </style:style>
    <style:style style:name="Tabella11.A" style:family="table-column">
      <style:table-column-properties style:column-width="7.435cm"/>
    </style:style>
    <style:style style:name="Tabella11.1" style:family="table-row">
      <style:table-row-properties style:min-row-height="2.401cm"/>
    </style:style>
    <style:style style:name="Tabella11.A1" style:family="table-cell">
      <style:table-cell-properties fo:padding="0.097cm" fo:border="0.05pt solid #000000"/>
    </style:style>
    <style:style style:name="Tabella7" style:family="table">
      <style:table-properties style:width="17.459cm" table:align="right" style:writing-mode="lr-tb"/>
    </style:style>
    <style:style style:name="Tabella7.A" style:family="table-column">
      <style:table-column-properties style:column-width="8.71cm"/>
    </style:style>
    <style:style style:name="Tabella7.B" style:family="table-column">
      <style:table-column-properties style:column-width="8.749cm"/>
    </style:style>
    <style:style style:name="Tabella7.A1" style:family="table-cell">
      <style:table-cell-properties fo:padding="0.097cm" fo:border-left="0.05pt solid #009900" fo:border-right="none" fo:border-top="0.05pt solid #009900" fo:border-bottom="0.05pt solid #009900"/>
    </style:style>
    <style:style style:name="Tabella7.B1" style:family="table-cell">
      <style:table-cell-properties fo:padding="0.097cm" fo:border="0.05pt solid #009900"/>
    </style:style>
    <style:style style:name="Tabella7.A2" style:family="table-cell">
      <style:table-cell-properties fo:padding="0.097cm" fo:border-left="0.05pt solid #009900" fo:border-right="none" fo:border-top="none" fo:border-bottom="0.05pt solid #009900"/>
    </style:style>
    <style:style style:name="Tabella7.B2" style:family="table-cell">
      <style:table-cell-properties fo:padding="0.097cm" fo:border-left="0.05pt solid #009900" fo:border-right="0.05pt solid #009900" fo:border-top="none" fo:border-bottom="0.05pt solid #009900"/>
    </style:style>
    <style:style style:name="Tabella14" style:family="table">
      <style:table-properties style:width="7.435cm" fo:margin-left="0.635cm" table:align="left" style:writing-mode="lr-tb"/>
    </style:style>
    <style:style style:name="Tabella14.A" style:family="table-column">
      <style:table-column-properties style:column-width="7.435cm"/>
    </style:style>
    <style:style style:name="Tabella14.1" style:family="table-row">
      <style:table-row-properties style:min-row-height="2.401cm"/>
    </style:style>
    <style:style style:name="Tabella14.A1" style:family="table-cell">
      <style:table-cell-properties fo:padding="0.097cm" fo:border="0.05pt solid #000000"/>
    </style:style>
    <style:style style:name="Tabella4" style:family="table">
      <style:table-properties style:width="17.459cm" table:align="right" style:writing-mode="lr-tb"/>
    </style:style>
    <style:style style:name="Tabella4.A" style:family="table-column">
      <style:table-column-properties style:column-width="8.71cm"/>
    </style:style>
    <style:style style:name="Tabella4.B" style:family="table-column">
      <style:table-column-properties style:column-width="8.749cm"/>
    </style:style>
    <style:style style:name="Tabella4.A1" style:family="table-cell">
      <style:table-cell-properties fo:padding="0.097cm" fo:border-left="0.05pt solid #009900" fo:border-right="none" fo:border-top="0.05pt solid #009900" fo:border-bottom="0.05pt solid #009900"/>
    </style:style>
    <style:style style:name="Tabella4.B1" style:family="table-cell">
      <style:table-cell-properties fo:padding="0.097cm" fo:border="0.05pt solid #009900"/>
    </style:style>
    <style:style style:name="Tabella4.A2" style:family="table-cell">
      <style:table-cell-properties fo:padding="0.097cm" fo:border-left="0.05pt solid #009900" fo:border-right="none" fo:border-top="none" fo:border-bottom="0.05pt solid #009900"/>
    </style:style>
    <style:style style:name="Tabella4.B2" style:family="table-cell">
      <style:table-cell-properties fo:padding="0.097cm" fo:border-left="0.05pt solid #009900" fo:border-right="0.05pt solid #009900" fo:border-top="none" fo:border-bottom="0.05pt solid #009900"/>
    </style:style>
    <style:style style:name="Tabella10" style:family="table">
      <style:table-properties style:width="7.435cm" fo:margin-left="0.635cm" table:align="left" style:writing-mode="lr-tb"/>
    </style:style>
    <style:style style:name="Tabella10.A" style:family="table-column">
      <style:table-column-properties style:column-width="7.435cm"/>
    </style:style>
    <style:style style:name="Tabella10.1" style:family="table-row">
      <style:table-row-properties style:min-row-height="2.401cm"/>
    </style:style>
    <style:style style:name="Tabella10.A1" style:family="table-cell">
      <style:table-cell-properties fo:padding="0.097cm" fo:border="0.05pt solid #000000"/>
    </style:style>
    <style:style style:name="Tabella5" style:family="table">
      <style:table-properties style:width="17.459cm" table:align="right" style:writing-mode="lr-tb"/>
    </style:style>
    <style:style style:name="Tabella5.A" style:family="table-column">
      <style:table-column-properties style:column-width="8.71cm"/>
    </style:style>
    <style:style style:name="Tabella5.B" style:family="table-column">
      <style:table-column-properties style:column-width="8.749cm"/>
    </style:style>
    <style:style style:name="Tabella5.A1" style:family="table-cell">
      <style:table-cell-properties fo:padding="0.097cm" fo:border-left="0.05pt solid #009900" fo:border-right="none" fo:border-top="0.05pt solid #009900" fo:border-bottom="0.05pt solid #009900"/>
    </style:style>
    <style:style style:name="Tabella5.B1" style:family="table-cell">
      <style:table-cell-properties fo:padding="0.097cm" fo:border="0.05pt solid #009900"/>
    </style:style>
    <style:style style:name="Tabella5.A2" style:family="table-cell">
      <style:table-cell-properties fo:padding="0.097cm" fo:border-left="0.05pt solid #009900" fo:border-right="none" fo:border-top="none" fo:border-bottom="0.05pt solid #009900"/>
    </style:style>
    <style:style style:name="Tabella5.B2" style:family="table-cell">
      <style:table-cell-properties fo:padding="0.097cm" fo:border-left="0.05pt solid #009900" fo:border-right="0.05pt solid #009900" fo:border-top="none" fo:border-bottom="0.05pt solid #009900"/>
    </style:style>
    <style:style style:name="Tabella12" style:family="table">
      <style:table-properties style:width="7.435cm" fo:margin-left="0.635cm" table:align="left" style:writing-mode="lr-tb"/>
    </style:style>
    <style:style style:name="Tabella12.A" style:family="table-column">
      <style:table-column-properties style:column-width="7.435cm"/>
    </style:style>
    <style:style style:name="Tabella12.1" style:family="table-row">
      <style:table-row-properties style:min-row-height="2.401cm"/>
    </style:style>
    <style:style style:name="Tabella12.A1" style:family="table-cell">
      <style:table-cell-properties fo:padding="0.097cm" fo:border="0.05pt solid #000000"/>
    </style:style>
    <style:style style:name="P1" style:family="paragraph" style:parent-style-name="Standard" style:master-page-name="">
      <loext:graphic-properties draw:fill-image-width="0cm" draw:fill-image-height="0cm"/>
      <style:paragraph-properties fo:margin-top="0cm" fo:margin-bottom="0cm" loext:contextual-spacing="false" fo:line-height="100%" fo:text-align="justify" style:justify-single-word="false" style:page-number="auto" style:shadow="none" style:snap-to-layout-grid="false">
        <style:tab-stops/>
      </style:paragraph-properties>
      <style:text-properties style:use-window-font-color="true" style:text-position="0% 100%" style:font-name="Arial" fo:font-size="10pt" fo:language="it" fo:country="IT" fo:font-style="normal" fo:font-weight="normal" officeooo:paragraph-rsid="00297c9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" style:family="paragraph" style:parent-style-name="Standard">
      <style:paragraph-properties fo:margin-top="0cm" fo:margin-bottom="0cm" loext:contextual-spacing="false" fo:line-height="0.099cm"/>
      <style:text-properties fo:font-size="2.5pt" fo:language="it" fo:country="IT" style:font-size-asian="2.5pt" style:language-asian="it" style:country-asian="IT" style:font-size-complex="2.5pt"/>
    </style:style>
    <style:style style:name="P3" style:family="paragraph" style:parent-style-name="Standard">
      <style:paragraph-properties fo:margin-top="0cm" fo:margin-bottom="0cm" loext:contextual-spacing="false" fo:line-height="0.086cm"/>
      <style:text-properties fo:font-size="2pt" fo:language="it" fo:country="IT" style:font-size-asian="2pt" style:language-asian="it" style:country-asian="IT" style:font-size-complex="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999999" style:text-position="0% 100%" style:font-name="Arial" fo:font-size="7pt" officeooo:paragraph-rsid="00094b2a" style:font-size-asian="7pt" style:font-size-complex="7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999999" style:text-position="0% 100%" style:font-name="Arial" fo:font-size="10pt" fo:letter-spacing="-0.002cm" fo:language="it" fo:country="IT" fo:font-weight="bold" style:font-name-asian="Arial" style:font-size-asian="10pt" style:font-weight-asian="bold" style:font-name-complex="Arial" style:font-size-complex="10pt" style:text-scale="99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999999" style:text-position="0% 100%" style:font-name="Arial" fo:font-size="6pt" fo:language="it" fo:country="IT" style:text-underline-style="none" fo:font-weight="bold" officeooo:paragraph-rsid="0034afbf" fo:background-color="transparent" style:font-name-asian="Arial" style:font-size-asian="5.25pt" style:language-asian="zh" style:country-asian="CN" style:font-weight-asian="bold" style:font-name-complex="Arial" style:font-size-complex="6pt" style:language-complex="ar" style:country-complex="SA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999999" style:text-position="0% 100%" style:font-name="Arial" fo:font-size="6pt" fo:language="it" fo:country="IT" fo:font-weight="bold" fo:background-color="transparent" style:font-name-asian="Arial" style:font-size-asian="5.25pt" style:language-asian="zh" style:country-asian="CN" style:font-weight-asian="bold" style:font-name-complex="Arial" style:font-size-complex="6pt" style:language-complex="ar" style:country-complex="SA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use-window-font-color="true" style:text-position="0% 100%" style:font-name="Arial" fo:font-size="10pt" fo:language="it" fo:country="IT" fo:font-weight="bold" fo:background-color="transparent" style:font-name-asian="Arial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position="0% 100%" fo:font-size="6pt" officeooo:paragraph-rsid="00094b2a" style:font-size-asian="5.25pt" style:font-size-complex="6pt"/>
    </style:style>
    <style:style style:name="P10" style:family="paragraph" style:parent-style-name="Standard">
      <style:paragraph-properties fo:margin-top="0cm" fo:margin-bottom="0cm" loext:contextual-spacing="false" fo:line-height="0.353cm"/>
      <style:text-properties style:text-position="0% 100%" style:font-name="Arial" fo:font-size="10pt" fo:language="it" fo:country="I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231f20" style:text-position="0% 100%" style:font-name="Arial" fo:font-size="10pt" fo:language="it" fo:country="IT" fo:text-shadow="none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999999" style:text-position="0% 100%" style:font-name="Arial" fo:font-size="7pt" officeooo:rsid="002f5a4c" officeooo:paragraph-rsid="00094b2a" style:font-size-asian="7pt" style:font-size-complex="7pt"/>
    </style:style>
    <style:style style:name="P1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999999" style:text-position="0% 100%" style:font-name="Arial" fo:font-size="9pt" officeooo:rsid="005b653b" officeooo:paragraph-rsid="00094b2a" style:font-size-asian="9pt" style:font-size-complex="9pt"/>
    </style:style>
    <style:style style:name="P1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text-position="0% 100%" style:font-name="Arial" fo:font-size="12pt" officeooo:paragraph-rsid="00094b2a" style:font-size-asian="12pt" style:font-size-complex="12pt"/>
    </style:style>
    <style:style style:name="P1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text-position="0% 100%" style:font-name="Arial" fo:font-size="12pt" officeooo:rsid="003194e1" officeooo:paragraph-rsid="00094b2a" style:font-size-asian="12pt" style:font-size-complex="12pt"/>
    </style:style>
    <style:style style:name="P1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text-position="0% 100%" style:font-name="Arial" fo:font-size="9pt" officeooo:rsid="003194e1" officeooo:paragraph-rsid="00094b2a" style:font-size-asian="9pt" style:font-size-complex="9pt"/>
    </style:style>
    <style:style style:name="P1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text-position="0% 100%" style:font-name="Arial" fo:font-size="9pt" style:text-underline-style="none" fo:font-weight="normal" officeooo:rsid="003194e1" officeooo:paragraph-rsid="00094b2a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use-window-font-color="true" style:text-position="0% 100%" style:font-name="Arial" fo:font-size="8pt" style:font-size-asian="7pt" style:font-size-complex="8pt"/>
    </style:style>
    <style:style style:name="P1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use-window-font-color="true" style:text-position="0% 100%" style:font-name="Arial" fo:font-size="8pt" style:font-size-asian="8pt" style:font-size-complex="8pt"/>
    </style:style>
    <style:style style:name="P20" style:family="paragraph" style:parent-style-name="Table_20_Contents">
      <style:paragraph-properties fo:margin-top="0cm" fo:margin-bottom="0cm" loext:contextual-spacing="false" fo:line-height="100%" fo:text-align="center" style:justify-single-word="false" fo:padding="0cm" fo:border="none" style:shadow="none"/>
      <style:text-properties style:text-position="0% 100%" style:font-name="Arial" fo:font-size="9pt" officeooo:paragraph-rsid="00094b2a" style:font-size-asian="9pt" style:font-size-complex="9pt"/>
    </style:style>
    <style:style style:name="P21" style:family="paragraph" style:parent-style-name="Footer">
      <style:paragraph-properties fo:text-align="end" style:justify-single-word="false"/>
      <style:text-properties fo:color="#009933" style:font-name="Arial" fo:font-size="8pt" style:font-size-asian="7pt" style:font-size-complex="8pt"/>
    </style:style>
    <style:style style:name="P22" style:family="paragraph" style:parent-style-name="Footer">
      <style:text-properties fo:language="it" fo:country="IT"/>
    </style:style>
    <style:style style:name="P23" style:family="paragraph" style:parent-style-name="Standard">
      <style:paragraph-properties fo:margin-left="0.071cm" fo:margin-right="-0.035cm" fo:margin-top="0cm" fo:margin-bottom="0cm" loext:contextual-spacing="false" fo:line-height="0.363cm" fo:text-indent="0cm" style:auto-text-indent="false"/>
      <style:text-properties fo:language="it" fo:country="IT"/>
    </style:style>
    <style:style style:name="P24" style:family="paragraph" style:parent-style-name="Standard">
      <style:paragraph-properties fo:margin-left="0cm" fo:margin-right="-0.035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text-position="0% 100%" style:font-name="Arial" fo:font-size="10pt" fo:language="it" fo:country="IT" fo:font-weight="bold" style:font-name-asian="Calibri" style:font-size-asian="10pt" style:font-weight-asian="bold" style:font-name-complex="Times New Roman" style:font-size-complex="10pt" style:language-complex="ar" style:country-complex="SA" style:font-weight-complex="bold"/>
    </style:style>
    <style:style style:name="P25" style:family="paragraph" style:parent-style-name="Standard">
      <style:paragraph-properties fo:margin-left="0cm" fo:margin-right="-0.035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-0.035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officeooo:paragraph-rsid="00122a1e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-0.035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fo:background-color="transparent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" style:family="paragraph" style:parent-style-name="Standard">
      <style:paragraph-properties fo:margin-left="0cm" fo:margin-right="-0.035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officeooo:paragraph-rsid="00122a1e" fo:background-color="transparent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29" style:family="paragraph" style:parent-style-name="Standard">
      <style:paragraph-properties fo:margin-left="0cm" fo:margin-right="-0.035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style="italic" fo:font-weight="normal" officeooo:paragraph-rsid="00122a1e" style:font-name-asian="Calibri" style:font-size-asian="10pt" style:font-style-asian="italic" style:font-weight-asian="normal" style:font-name-complex="Times New Roman" style:font-size-complex="10pt" style:language-complex="ar" style:country-complex="SA" style:font-weight-complex="normal"/>
    </style:style>
    <style:style style:name="P30" style:family="paragraph" style:parent-style-name="Standard">
      <style:paragraph-properties fo:margin-left="0cm" fo:margin-right="-0.035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style="italic" fo:font-weight="normal" officeooo:paragraph-rsid="00297c94" fo:background-color="transparent" style:font-name-asian="Calibri" style:font-size-asian="10pt" style:font-style-asian="italic" style:font-weight-asian="normal" style:font-name-complex="Times New Roman" style:font-size-complex="10pt" style:language-complex="ar" style:country-complex="SA" style:font-weight-complex="normal"/>
    </style:style>
    <style:style style:name="P31" style:family="paragraph" style:parent-style-name="Standard">
      <style:paragraph-properties fo:margin-left="0cm" fo:margin-right="-0.035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text-position="0% 100%" style:font-name="Arial" fo:font-size="12pt" fo:language="it" fo:country="IT" fo:font-weight="bold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P32" style:family="paragraph" style:parent-style-name="Standard">
      <style:paragraph-properties fo:margin-left="0cm" fo:margin-right="-0.035cm" fo:margin-top="0cm" fo:margin-bottom="0cm" loext:contextual-spacing="false" fo:line-height="100%" fo:text-indent="0cm" style:auto-text-indent="false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normal" officeooo:paragraph-rsid="002ae2dc" fo:background-color="transparent" style:font-name-asian="Calibri" style:font-size-asian="10pt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-0.035cm" fo:margin-top="0cm" fo:margin-bottom="0cm" loext:contextual-spacing="false" fo:line-height="100%" fo:text-indent="0cm" style:auto-text-indent="false" style:page-number="auto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normal" officeooo:paragraph-rsid="00297c94" fo:background-color="transparent" style:font-name-asian="Calibri" style:font-size-asian="10pt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-0.035cm" fo:margin-top="0cm" fo:margin-bottom="0cm" loext:contextual-spacing="false" fo:line-height="100%" fo:text-indent="0cm" style:auto-text-indent="false" style:page-number="auto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normal" officeooo:paragraph-rsid="002df25a" fo:background-color="transparent" style:font-name-asian="Calibri" style:font-size-asian="10pt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-0.035cm" fo:margin-top="0cm" fo:margin-bottom="0cm" loext:contextual-spacing="false" fo:line-height="100%" fo:text-indent="0cm" style:auto-text-indent="false" style:page-number="auto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normal" officeooo:paragraph-rsid="002ae2dc" fo:background-color="transparent" style:font-name-asian="Calibri" style:font-size-asian="10pt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6" style:family="paragraph" style:parent-style-name="Standard">
      <style:paragraph-properties fo:margin-left="0cm" fo:margin-right="-0.035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normal" officeooo:paragraph-rsid="002df25a" fo:background-color="transparent" style:font-name-asian="Calibri" style:font-size-asian="10pt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7" style:family="paragraph" style:parent-style-name="Paragrafo_20_elenco">
      <style:paragraph-properties fo:margin-left="0cm" fo:margin-right="-0.035cm" fo:margin-top="0.065cm" fo:margin-bottom="0cm" loext:contextual-spacing="true" fo:line-height="100%" fo:text-indent="0cm" style:auto-text-indent="false"/>
      <style:text-properties style:text-position="0% 100%" style:font-name="Arial" fo:font-size="10pt" fo:language="it" fo:country="IT" fo:font-style="italic" fo:font-weight="bold" style:font-name-asian="Arial" style:font-size-asian="10pt" style:font-style-asian="italic" style:font-weight-asian="bold" style:font-name-complex="Arial" style:font-size-complex="10pt" style:font-weight-complex="bold"/>
    </style:style>
    <style:style style:name="P38" style:family="paragraph" style:parent-style-name="Paragrafo_20_elenco">
      <style:paragraph-properties fo:margin-left="0cm" fo:margin-right="-0.035cm" fo:margin-top="0.065cm" fo:margin-bottom="0cm" loext:contextual-spacing="true" fo:line-height="100%" fo:text-indent="0cm" style:auto-text-indent="false"/>
      <style:text-properties style:text-position="0% 100%" style:font-name="Arial" fo:font-size="10pt" fo:language="it" fo:country="IT" fo:font-style="italic" fo:font-weight="bold" officeooo:paragraph-rsid="00108f7e" style:font-name-asian="Arial" style:font-size-asian="10pt" style:font-style-asian="italic" style:font-weight-asian="bold" style:font-name-complex="Arial" style:font-size-complex="10pt" style:font-weight-complex="bold"/>
    </style:style>
    <style:style style:name="P39" style:family="paragraph" style:parent-style-name="Paragrafo_20_elenco">
      <style:paragraph-properties fo:margin-left="0cm" fo:margin-right="-0.035cm" fo:margin-top="0.065cm" fo:margin-bottom="0cm" loext:contextual-spacing="true" fo:line-height="100%" fo:text-indent="0cm" style:auto-text-indent="false"/>
      <style:text-properties style:text-position="0% 100%" style:font-name="Arial" fo:font-size="12pt" fo:language="it" fo:country="IT" fo:font-style="italic" fo:font-weight="bold" style:font-name-asian="Arial" style:font-size-asian="12pt" style:font-style-asian="italic" style:font-weight-asian="bold" style:font-name-complex="Arial" style:font-size-complex="12pt" style:font-weight-complex="bold"/>
    </style:style>
    <style:style style:name="P40" style:family="paragraph" style:parent-style-name="Paragrafo_20_elenco">
      <style:paragraph-properties fo:margin-left="0cm" fo:margin-right="-0.035cm" fo:margin-top="0.065cm" fo:margin-bottom="0cm" loext:contextual-spacing="true" fo:line-height="100%" fo:text-indent="0cm" style:auto-text-indent="false"/>
      <style:text-properties style:text-position="0% 100%" style:font-name="Arial" fo:font-size="12pt" fo:language="it" fo:country="IT" style:font-size-asian="12pt" style:font-size-complex="12pt"/>
    </style:style>
    <style:style style:name="P41" style:family="paragraph" style:parent-style-name="Paragrafo_20_elenco">
      <style:paragraph-properties fo:margin-left="0cm" fo:margin-right="-0.035cm" fo:margin-top="0.065cm" fo:margin-bottom="0cm" loext:contextual-spacing="true" fo:line-height="100%" fo:text-indent="0cm" style:auto-text-indent="false"/>
      <style:text-properties style:text-position="0% 100%" style:font-name="Arial" fo:font-size="12pt" fo:language="it" fo:country="IT" officeooo:paragraph-rsid="00108f7e" style:font-size-asian="12pt" style:font-size-complex="12pt"/>
    </style:style>
    <style:style style:name="P42" style:family="paragraph" style:parent-style-name="Paragrafo_20_elenco">
      <style:paragraph-properties fo:margin-left="0cm" fo:margin-right="-0.035cm" fo:margin-top="0.065cm" fo:margin-bottom="0cm" loext:contextual-spacing="true" fo:line-height="0.353cm" fo:text-indent="0cm" style:auto-text-indent="false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normal" fo:background-color="#9999ff" style:font-name-asian="Calibri" style:font-size-asian="10pt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43" style:family="paragraph" style:parent-style-name="Paragrafo_20_elenco">
      <style:paragraph-properties fo:margin-left="0cm" fo:margin-right="-0.035cm" fo:margin-top="0.065cm" fo:margin-bottom="0cm" loext:contextual-spacing="true" fo:line-height="100%" fo:text-indent="0cm" style:auto-text-indent="false" fo:break-before="page"/>
      <style:text-properties style:text-position="0% 100%" style:font-name="Arial" fo:font-size="10pt" fo:language="it" fo:country="IT" fo:font-style="italic" fo:font-weight="bold" style:font-name-asian="Arial" style:font-size-asian="10pt" style:font-style-asian="italic" style:font-weight-asian="bold" style:font-name-complex="Arial" style:font-size-complex="10pt" style:font-weight-complex="bold"/>
    </style:style>
    <style:style style:name="P44" style:family="paragraph" style:parent-style-name="Paragrafo_20_elenco">
      <style:paragraph-properties fo:margin-left="0cm" fo:margin-right="-0.035cm" fo:margin-top="0.065cm" fo:margin-bottom="0cm" loext:contextual-spacing="true" fo:line-height="100%" fo:text-indent="0cm" style:auto-text-indent="false" fo:break-before="page"/>
      <style:text-properties style:text-position="0% 100%" style:font-name="Arial" fo:font-size="10pt" fo:language="it" fo:country="IT" fo:font-style="italic" fo:font-weight="bold" officeooo:paragraph-rsid="00108f7e" style:font-name-asian="Arial" style:font-size-asian="10pt" style:font-style-asian="italic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margin-left="0cm" fo:margin-right="0cm" fo:margin-top="0.007cm" fo:margin-bottom="0cm" loext:contextual-spacing="false" style:line-height-at-least="0.459cm" fo:text-align="justify" style:justify-single-word="false" fo:orphans="0" fo:widows="0" fo:text-indent="0cm" style:auto-text-indent="false" style:writing-mode="lr-tb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bold" style:font-name-asian="Arial" style:font-size-asian="10pt" style:font-style-asian="italic" style:font-weight-asian="bold" style:font-name-complex="Arial" style:font-size-complex="10pt" style:language-complex="ar" style:country-complex="SA" style:font-style-complex="normal" style:font-weight-complex="bold"/>
    </style:style>
    <style:style style:name="P46" style:family="paragraph" style:parent-style-name="Standard">
      <style:paragraph-properties fo:margin-left="0cm" fo:margin-right="0cm" fo:margin-top="0.007cm" fo:margin-bottom="0cm" loext:contextual-spacing="false" style:line-height-at-least="0.459cm" fo:text-align="justify" style:justify-single-word="false" fo:orphans="0" fo:widows="0" fo:text-indent="0cm" style:auto-text-indent="false" style:writing-mode="lr-tb"/>
      <style:text-properties style:use-window-font-color="true" style:text-line-through-style="none" style:text-line-through-type="none" style:text-position="0% 100%" style:font-name="Arial" fo:font-size="10pt" fo:language="it" fo:country="IT" fo:font-style="normal" fo:font-weight="normal" officeooo:paragraph-rsid="000653a8" fo:background-color="transparent" style:font-name-asian="Calibri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.007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use-window-font-color="true" style:text-position="0% 100%" style:font-name="Arial" fo:font-size="10pt" fo:language="it" fo:country="IT" fo:font-weight="normal" officeooo:paragraph-rsid="000653a8" fo:background-color="transparent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48" style:family="paragraph" style:parent-style-name="Standard" style:master-page-name="">
      <style:paragraph-properties fo:margin-left="0cm" fo:margin-right="0cm" fo:margin-top="0.007cm" fo:margin-bottom="0cm" loext:contextual-spacing="false" style:line-height-at-least="0.459cm" fo:text-align="justify" style:justify-single-word="false" fo:orphans="0" fo:widows="0" fo:text-indent="0cm" style:auto-text-indent="false" style:page-number="auto" style:writing-mode="lr-tb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bold" style:font-name-asian="Arial" style:font-size-asian="10pt" style:font-style-asian="italic" style:font-weight-asian="bold" style:font-name-complex="Arial" style:font-size-complex="10pt" style:language-complex="ar" style:country-complex="SA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.007cm" fo:margin-bottom="0cm" loext:contextual-spacing="false" fo:line-height="100%" fo:text-align="start" style:justify-single-word="false" fo:orphans="0" fo:widows="0" fo:text-indent="0cm" style:auto-text-indent="false" style:page-number="auto" style:writing-mode="lr-tb"/>
      <style:text-properties style:use-window-font-color="true" style:text-position="0% 100%" style:font-name="Arial" fo:font-size="10pt" fo:language="it" fo:country="IT" fo:font-weight="normal" officeooo:paragraph-rsid="000653a8" fo:background-color="transparent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4.71cm"/>
        </style:tab-stops>
      </style:paragraph-properties>
      <style:text-properties style:text-position="0% 100%" style:font-name="Arial" fo:font-size="10pt" fo:language="it" fo:country="IT" officeooo:paragraph-rsid="00094b2a" style:font-name-asian="Arial" style:font-size-asian="10pt" style:language-asian="it" style:country-asian="IT" style:font-name-complex="Arial" style:font-size-complex="10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4.71cm"/>
        </style:tab-stops>
      </style:paragraph-properties>
      <style:text-properties style:text-position="0% 100%" style:font-name="Arial" fo:font-size="10pt" fo:language="it" fo:country="IT" officeooo:paragraph-rsid="00094b2a" style:font-name-asian="Arial" style:font-size-asian="10pt" style:font-name-complex="Arial" style:font-size-complex="10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officeooo:paragraph-rsid="00135ceb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officeooo:paragraph-rsid="00126ab4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officeooo:paragraph-rsid="00122a1e" fo:background-color="transparent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officeooo:paragraph-rsid="00135ceb" fo:background-color="transparent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text-line-through-style="none" style:text-line-through-type="none" style:text-position="0% 100%" style:font-name="Arial" fo:font-size="10pt" fo:language="it" fo:country="IT" fo:font-weight="normal" officeooo:paragraph-rsid="00126ab4" fo:background-color="transparent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ff0000" style:text-line-through-style="none" style:text-line-through-type="none" style:text-position="0% 100%" style:font-name="Arial" fo:font-size="10pt" fo:language="it" fo:country="IT" fo:font-weight="bold" style:font-name-asian="Arial" style:font-size-asian="10pt" style:font-weight-asian="bold" style:font-name-complex="Arial" style:font-size-complex="10p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 style:writing-mode="lr-tb"/>
      <style:text-properties style:text-position="0% 100%" fo:font-size="5pt" officeooo:paragraph-rsid="00094b2a" style:font-size-asian="5pt" style:font-size-complex="5pt"/>
    </style:style>
    <style:style style:name="P59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style:shadow="none" style:snap-to-layout-grid="false" style:writing-mode="lr-tb">
        <style:tab-stops/>
      </style:paragraph-properties>
      <style:text-properties style:use-window-font-color="true" style:text-line-through-style="none" style:text-line-through-type="none" style:text-position="0% 100%" style:font-name="Arial" fo:font-size="10pt" fo:language="it" fo:country="IT" fo:font-style="normal" fo:font-weight="normal" officeooo:paragraph-rsid="00297c94" style:font-name-asian="Arial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 style:writing-mode="lr-tb"/>
      <style:text-properties style:text-position="0% 100%" officeooo:paragraph-rsid="00094b2a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normal" officeooo:paragraph-rsid="002ae2dc" fo:background-color="#9999ff" style:font-name-asian="Calibri" style:font-size-asian="10pt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normal" officeooo:paragraph-rsid="00126ab4" fo:background-color="transparent" style:font-name-asian="Calibri" style:font-size-asian="10pt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use-window-font-color="true" style:text-position="0% 100%" style:font-name="Arial" fo:font-size="10pt" fo:language="it" fo:country="IT" fo:font-style="italic" fo:font-weight="normal" officeooo:paragraph-rsid="00122a1e" style:font-name-asian="Calibri" style:font-size-asian="10pt" style:font-style-asian="italic" style:font-weight-asian="normal" style:font-name-complex="Times New Roman" style:font-size-complex="10pt" style:language-complex="ar" style:country-complex="SA" style:font-weight-complex="normal"/>
    </style:style>
    <style:style style:name="P6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normal" officeooo:paragraph-rsid="002df25a" fo:background-color="transparent" style:font-name-asian="Calibri" style:font-size-asian="10pt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.06cm" fo:margin-bottom="0cm" loext:contextual-spacing="false" fo:line-height="100%" fo:orphans="0" fo:widows="0" fo:text-indent="0cm" style:auto-text-indent="false" style:writing-mode="lr-tb"/>
      <style:text-properties style:use-window-font-color="true" style:text-line-through-style="none" style:text-line-through-type="none" style:text-position="0% 100%" style:font-name="Arial" fo:font-size="12pt" fo:language="it" fo:country="IT" fo:font-style="italic" fo:font-weight="bold" style:font-name-asian="Arial" style:font-size-asian="12pt" style:font-style-asian="italic" style:font-weight-asian="bold" style:font-name-complex="Arial" style:font-size-complex="12pt" style:language-complex="ar" style:country-complex="SA" style:font-style-complex="normal" style:font-weight-complex="bold"/>
    </style:style>
    <style:style style:name="P66" style:family="paragraph" style:parent-style-name="Standard">
      <style:paragraph-properties fo:margin-left="0cm" fo:margin-right="0cm" fo:margin-top="0.06cm" fo:margin-bottom="0cm" loext:contextual-spacing="false" fo:line-height="100%" fo:orphans="0" fo:widows="0" fo:text-indent="0cm" style:auto-text-indent="false" fo:break-before="page" style:writing-mode="lr-tb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bold" style:font-name-asian="Arial" style:font-size-asian="10pt" style:font-style-asian="italic" style:font-weight-asian="bold" style:font-name-complex="Arial" style:font-size-complex="10pt" style:language-complex="ar" style:country-complex="SA" style:font-style-complex="normal" style:font-weight-complex="bold"/>
    </style:style>
    <style:style style:name="P67" style:family="paragraph" style:parent-style-name="Standard">
      <style:paragraph-properties fo:margin-left="0cm" fo:margin-right="0cm" fo:margin-top="0.028cm" fo:margin-bottom="0cm" loext:contextual-spacing="false" fo:line-height="100%" fo:text-align="center" style:justify-single-word="false" fo:text-indent="0cm" style:auto-text-indent="false"/>
      <style:text-properties style:text-position="0% 100%" style:font-name="Arial" fo:font-size="18pt" fo:language="it" fo:country="IT" fo:font-weight="bold" style:font-name-asian="Arial" style:font-size-asian="18pt" style:font-weight-asian="bold" style:font-name-complex="Arial" style:font-size-complex="18pt" style:font-weight-complex="bold"/>
    </style:style>
    <style:style style:name="P68" style:family="paragraph" style:parent-style-name="Standard">
      <style:paragraph-properties fo:margin-left="0cm" fo:margin-right="0cm" fo:margin-top="0.101cm" fo:margin-bottom="0cm" loext:contextual-spacing="false" fo:line-height="100%" fo:text-indent="0cm" style:auto-text-indent="false">
        <style:tab-stops>
          <style:tab-stop style:position="12.629cm"/>
          <style:tab-stop style:position="16.898cm"/>
        </style:tab-stops>
      </style:paragraph-properties>
      <style:text-properties style:text-position="0% 100%" fo:language="it" fo:country="IT" fo:font-weight="bold" style:font-weight-asian="bold" style:font-weight-complex="bold"/>
    </style:style>
    <style:style style:name="P69" style:family="paragraph" style:parent-style-name="Standard">
      <style:paragraph-properties fo:margin-left="0.27cm" fo:margin-right="-0.035cm" fo:margin-top="0cm" fo:margin-bottom="0cm" loext:contextual-spacing="false" fo:line-height="100%" fo:text-indent="0cm" style:auto-text-indent="false"/>
      <style:text-properties style:text-position="0% 100%" style:font-name="Arial" fo:language="it" fo:country="IT" fo:font-weight="bold" style:font-name-asian="Arial" style:font-weight-asian="bold" style:font-name-complex="Arial" style:font-size-complex="9pt"/>
    </style:style>
    <style:style style:name="P70" style:family="paragraph" style:parent-style-name="Standard">
      <style:paragraph-properties fo:margin-left="0.27cm" fo:margin-right="-0.035cm" fo:margin-top="0cm" fo:margin-bottom="0cm" loext:contextual-spacing="false" fo:line-height="100%" fo:text-indent="0cm" style:auto-text-indent="false"/>
      <style:text-properties style:text-position="0% 100%" style:font-name="Arial" fo:font-size="10pt" fo:language="it" fo:country="IT" fo:font-weight="bold" style:font-name-asian="Arial" style:font-size-asian="10pt" style:font-weight-asian="bold" style:font-name-complex="Arial" style:font-size-complex="10pt"/>
    </style:style>
    <style:style style:name="P71" style:family="paragraph" style:parent-style-name="Standard">
      <style:paragraph-properties fo:margin-left="0.247cm" fo:margin-right="0.115cm" fo:margin-top="0.007cm" fo:margin-bottom="0cm" loext:contextual-spacing="false" style:line-height-at-least="0.459cm" fo:text-align="justify" style:justify-single-word="false" fo:text-indent="0cm" style:auto-text-indent="false"/>
      <style:text-properties style:use-window-font-color="true" style:text-position="0% 100%" style:font-name="Arial" fo:font-size="10pt" fo:language="it" fo:country="IT" fo:font-weight="normal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72" style:family="paragraph" style:parent-style-name="Text_20_body">
      <style:paragraph-properties fo:margin-top="0.199cm" fo:margin-bottom="0cm" loext:contextual-spacing="false" fo:text-align="justify" style:justify-single-word="false"/>
      <style:text-properties style:use-window-font-color="true" style:text-position="0% 100%" style:font-name="Arial" fo:font-size="10pt" style:font-size-asian="10pt" style:font-size-complex="10pt"/>
    </style:style>
    <style:style style:name="P73" style:family="paragraph" style:parent-style-name="Table_20_Contents">
      <style:paragraph-properties fo:margin-top="0.101cm" fo:margin-bottom="0.101cm" loext:contextual-spacing="false"/>
      <style:text-properties style:text-position="0% 100%" style:font-name="Arial" fo:font-size="10pt" fo:language="it" fo:country="IT" style:font-size-asian="10pt" style:font-size-complex="10pt"/>
    </style:style>
    <style:style style:name="P74" style:family="paragraph" style:parent-style-name="Table_20_Contents">
      <style:paragraph-properties fo:margin-top="0.101cm" fo:margin-bottom="0.101cm" loext:contextual-spacing="false"/>
      <style:text-properties style:text-position="0% 100%" style:font-name="Arial" fo:font-size="10pt" fo:language="it" fo:country="IT" officeooo:paragraph-rsid="000d024e" style:font-size-asian="10pt" style:font-size-complex="10pt"/>
    </style:style>
    <style:style style:name="P75" style:family="paragraph" style:parent-style-name="Table_20_Contents">
      <style:paragraph-properties fo:margin-top="0.101cm" fo:margin-bottom="0.101cm" loext:contextual-spacing="false"/>
      <style:text-properties style:text-position="0% 100%" style:font-name="Arial" fo:font-size="10pt" fo:language="it" fo:country="IT" officeooo:paragraph-rsid="00122a1e" style:font-size-asian="10pt" style:font-size-complex="10pt"/>
    </style:style>
    <style:style style:name="P76" style:family="paragraph" style:parent-style-name="Table_20_Contents">
      <style:paragraph-properties fo:margin-top="0.101cm" fo:margin-bottom="0.101cm" loext:contextual-spacing="false"/>
      <style:text-properties style:text-position="0% 100%" style:font-name="Arial" fo:font-size="10pt" fo:language="it" fo:country="IT" officeooo:rsid="00122a1e" officeooo:paragraph-rsid="00122a1e" style:font-size-asian="10pt" style:font-size-complex="10pt"/>
    </style:style>
    <style:style style:name="P77" style:family="paragraph" style:parent-style-name="Table_20_Contents">
      <style:paragraph-properties fo:margin-top="0.101cm" fo:margin-bottom="0.101cm" loext:contextual-spacing="false"/>
      <style:text-properties style:text-position="0% 100%" style:font-name="Arial" fo:font-size="10pt" fo:language="it" fo:country="IT" fo:background-color="transparent" style:font-size-asian="10pt" style:font-size-complex="10pt"/>
    </style:style>
    <style:style style:name="P78" style:family="paragraph" style:parent-style-name="Table_20_Contents">
      <style:paragraph-properties fo:margin-top="0.101cm" fo:margin-bottom="0.101cm" loext:contextual-spacing="false"/>
      <style:text-properties style:text-position="0% 100%" style:font-name="Arial" fo:font-size="10pt" fo:language="it" fo:country="IT" officeooo:rsid="002f7a1e" fo:background-color="transparent" style:font-size-asian="10pt" style:font-size-complex="10pt"/>
    </style:style>
    <style:style style:name="P79" style:family="paragraph" style:parent-style-name="Table_20_Contents">
      <style:paragraph-properties fo:margin-top="0.101cm" fo:margin-bottom="0.101cm" loext:contextual-spacing="false"/>
      <style:text-properties style:text-position="0% 100%" style:font-name="Arial" fo:font-size="10pt" fo:language="it" fo:country="IT" officeooo:rsid="002f7a1e" officeooo:paragraph-rsid="002f7a1e" fo:background-color="transparent" style:font-size-asian="10pt" style:font-size-complex="10pt"/>
    </style:style>
    <style:style style:name="P80" style:family="paragraph" style:parent-style-name="Table_20_Contents">
      <style:paragraph-properties fo:margin-top="0.101cm" fo:margin-bottom="0.101cm" loext:contextual-spacing="false"/>
      <style:text-properties style:text-position="0% 100%" style:font-name="Arial" fo:font-size="10pt" fo:language="it" fo:country="IT" officeooo:paragraph-rsid="002f7a1e" fo:background-color="transparent" style:font-size-asian="10pt" style:font-size-complex="10pt"/>
    </style:style>
    <style:style style:name="P81" style:family="paragraph" style:parent-style-name="Table_20_Contents">
      <style:paragraph-properties fo:margin-top="0.101cm" fo:margin-bottom="0.101cm" loext:contextual-spacing="false"/>
      <style:text-properties style:use-window-font-color="true" style:text-line-through-style="none" style:text-line-through-type="none" style:text-position="0% 100%" style:font-name="Arial" fo:font-size="10pt" fo:language="it" fo:country="IT" fo:background-color="transparent" style:font-name-asian="Calibri" style:font-size-asian="10pt" style:font-name-complex="Times New Roman" style:font-size-complex="10pt" style:language-complex="ar" style:country-complex="SA"/>
    </style:style>
    <style:style style:name="P82" style:family="paragraph" style:parent-style-name="Table_20_Contents">
      <style:paragraph-properties fo:margin-top="0.101cm" fo:margin-bottom="0.101cm" loext:contextual-spacing="false"/>
      <style:text-properties style:use-window-font-color="true" style:text-line-through-style="none" style:text-line-through-type="none" style:text-position="0% 100%" style:font-name="Arial" fo:font-size="10pt" fo:language="it" fo:country="IT" officeooo:paragraph-rsid="00122a1e" fo:background-color="transparent" style:font-name-asian="Calibri" style:font-size-asian="10pt" style:font-name-complex="Times New Roman" style:font-size-complex="10pt" style:language-complex="ar" style:country-complex="SA"/>
    </style:style>
    <style:style style:name="P83" style:family="paragraph" style:parent-style-name="Table_20_Contents">
      <style:paragraph-properties fo:margin-top="0.101cm" fo:margin-bottom="0.101cm" loext:contextual-spacing="false"/>
      <style:text-properties style:use-window-font-color="true" style:text-line-through-style="none" style:text-line-through-type="none" style:text-position="0% 100%" style:font-name="Arial" fo:font-size="10pt" fo:language="it" fo:country="IT" style:font-size-asian="10pt" style:font-size-complex="10pt"/>
    </style:style>
    <style:style style:name="P84" style:family="paragraph" style:parent-style-name="Table_20_Contents">
      <style:paragraph-properties fo:margin-top="0.101cm" fo:margin-bottom="0.101cm" loext:contextual-spacing="false"/>
      <style:text-properties fo:color="#ff0000" style:text-line-through-style="none" style:text-line-through-type="none" style:text-position="0% 100%" style:font-name="Arial" fo:font-size="10pt" fo:language="it" fo:country="IT" style:font-size-asian="10pt" style:font-size-complex="10pt"/>
    </style:style>
    <style:style style:name="P85" style:family="paragraph" style:parent-style-name="Text_20_body">
      <loext:graphic-properties draw:fill="none"/>
      <style:paragraph-properties fo:margin-left="0.101cm" fo:margin-right="0cm" fo:margin-top="0.065cm" fo:margin-bottom="0cm" loext:contextual-spacing="false" fo:line-height="120%" fo:orphans="0" fo:widows="0" fo:text-indent="0cm" style:auto-text-indent="false" fo:background-color="transparent" style:writing-mode="lr-tb">
        <style:tab-stops>
          <style:tab-stop style:position="4.399cm" style:type="center"/>
          <style:tab-stop style:position="13.199cm" style:type="center"/>
        </style:tab-stops>
      </style:paragraph-properties>
      <style:text-properties style:text-position="0% 100%" fo:language="it" fo:country="IT" officeooo:paragraph-rsid="002df25a" fo:background-color="transparent" style:language-complex="ar" style:country-complex="SA"/>
    </style:style>
    <style:style style:name="P86" style:family="paragraph" style:parent-style-name="Table_20_Contents">
      <loext:graphic-properties draw:fill="none"/>
      <style:paragraph-properties fo:margin-left="0.101cm" fo:margin-right="0cm" fo:margin-top="0cm" fo:margin-bottom="0.353cm" loext:contextual-spacing="false" fo:line-height="115%" fo:orphans="0" fo:widows="0" fo:text-indent="0cm" style:auto-text-indent="false" fo:background-color="transparent" text:number-lines="false" text:line-number="0" style:writing-mode="lr-tb"/>
      <style:text-properties style:text-position="0% 100%" fo:language="it" fo:country="IT" officeooo:paragraph-rsid="002df25a" fo:background-color="transparent" style:language-complex="ar" style:country-complex="SA"/>
    </style:style>
    <style:style style:name="P87" style:family="paragraph" style:parent-style-name="Standard">
      <style:paragraph-properties fo:margin-left="0.199cm" fo:margin-right="0cm" fo:margin-top="0cm" fo:margin-bottom="0cm" loext:contextual-spacing="false" fo:line-height="100%" fo:text-indent="0cm" style:auto-text-indent="false">
        <style:tab-stops>
          <style:tab-stop style:position="3cm"/>
          <style:tab-stop style:position="7.999cm"/>
          <style:tab-stop style:position="13.996cm"/>
          <style:tab-stop style:position="16cm"/>
        </style:tab-stops>
      </style:paragraph-properties>
      <style:text-properties fo:color="#231f20" style:text-position="0% 100%" style:font-name="Arial" fo:font-size="10pt" fo:language="it" fo:country="IT" fo:text-shadow="none" fo:font-weight="normal" officeooo:paragraph-rsid="0034afbf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88" style:family="paragraph" style:parent-style-name="Standard">
      <style:paragraph-properties fo:margin-left="0.199cm" fo:margin-right="0cm" fo:margin-top="0cm" fo:margin-bottom="0cm" loext:contextual-spacing="false" fo:line-height="100%" fo:text-indent="0cm" style:auto-text-indent="false">
        <style:tab-stops>
          <style:tab-stop style:position="3cm"/>
          <style:tab-stop style:position="7.999cm"/>
          <style:tab-stop style:position="13.996cm"/>
          <style:tab-stop style:position="16cm"/>
        </style:tab-stops>
      </style:paragraph-properties>
      <style:text-properties fo:color="#231f20" style:text-position="0% 100%" style:font-name="Arial" fo:font-size="10pt" fo:language="it" fo:country="IT" fo:text-shadow="none" fo:font-weight="normal" officeooo:rsid="00243d85" officeooo:paragraph-rsid="0034afbf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89" style:family="paragraph" style:parent-style-name="Standard">
      <style:paragraph-properties fo:margin-left="0.199cm" fo:margin-right="0cm" fo:margin-top="0cm" fo:margin-bottom="0cm" loext:contextual-spacing="false" fo:line-height="100%" fo:text-indent="0cm" style:auto-text-indent="false">
        <style:tab-stops>
          <style:tab-stop style:position="3cm"/>
          <style:tab-stop style:position="7.999cm"/>
          <style:tab-stop style:position="13.996cm"/>
          <style:tab-stop style:position="16cm"/>
        </style:tab-stops>
      </style:paragraph-properties>
      <style:text-properties fo:color="#231f20" style:text-position="0% 100%" style:font-name="Arial" fo:font-size="10pt" fo:language="it" fo:country="IT" fo:font-style="normal" fo:text-shadow="none" fo:font-weight="normal" officeooo:paragraph-rsid="0034afbf" fo:background-color="transparent" style:font-name-asian="Arial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0" style:family="paragraph" style:parent-style-name="Standard">
      <style:paragraph-properties fo:margin-left="0.199cm" fo:margin-right="0cm" fo:margin-top="0cm" fo:margin-bottom="0cm" loext:contextual-spacing="false" fo:line-height="100%" fo:text-indent="0cm" style:auto-text-indent="false"/>
      <style:text-properties fo:color="#231f20" style:text-position="0% 100%" style:font-name="Arial" fo:font-size="6pt" fo:language="it" fo:country="IT" fo:text-shadow="none" fo:font-weight="normal" officeooo:paragraph-rsid="0034afbf" fo:background-color="transparent" style:font-name-asian="Arial" style:font-size-asian="5.25pt" style:language-asian="zh" style:country-asian="CN" style:font-weight-asian="normal" style:font-name-complex="Arial" style:font-size-complex="6pt" style:language-complex="ar" style:country-complex="SA" style:font-weight-complex="normal"/>
    </style:style>
    <style:style style:name="P91" style:family="paragraph" style:parent-style-name="Standard">
      <loext:graphic-properties draw:fill="none"/>
      <style:paragraph-properties fo:margin-left="1cm" fo:margin-right="0cm" fo:margin-top="0.101cm" fo:margin-bottom="0cm" loext:contextual-spacing="false" fo:line-height="100%" fo:orphans="0" fo:widows="0" fo:text-indent="-0.7cm" style:auto-text-indent="false" fo:background-color="transparent" style:writing-mode="lr-tb">
        <style:tab-stops>
          <style:tab-stop style:position="1.005cm"/>
        </style:tab-stops>
      </style:paragraph-properties>
      <style:text-properties style:text-position="0% 100%" fo:language="it" fo:country="IT"/>
    </style:style>
    <style:style style:name="P92" style:family="paragraph" style:parent-style-name="Standard">
      <loext:graphic-properties draw:fill="none"/>
      <style:paragraph-properties fo:margin-left="1cm" fo:margin-right="0cm" fo:margin-top="0.101cm" fo:margin-bottom="0cm" loext:contextual-spacing="false" fo:line-height="100%" fo:orphans="0" fo:widows="0" fo:text-indent="-0.7cm" style:auto-text-indent="false" fo:background-color="transparent" style:writing-mode="lr-tb">
        <style:tab-stops>
          <style:tab-stop style:position="1.005cm"/>
        </style:tab-stops>
      </style:paragraph-properties>
      <style:text-properties style:text-position="0% 100%" fo:language="it" fo:country="IT" officeooo:paragraph-rsid="000a65e7"/>
    </style:style>
    <style:style style:name="P93" style:family="paragraph" style:parent-style-name="Standard">
      <loext:graphic-properties draw:fill="none"/>
      <style:paragraph-properties fo:margin-left="1cm" fo:margin-right="0cm" fo:margin-top="0.101cm" fo:margin-bottom="0cm" loext:contextual-spacing="false" fo:line-height="100%" fo:orphans="0" fo:widows="0" fo:text-indent="-0.7cm" style:auto-text-indent="false" fo:background-color="transparent" style:writing-mode="lr-tb">
        <style:tab-stops>
          <style:tab-stop style:position="1.005cm"/>
        </style:tab-stops>
      </style:paragraph-properties>
      <style:text-properties style:text-position="0% 100%" fo:language="it" fo:country="IT" officeooo:paragraph-rsid="004224f8"/>
    </style:style>
    <style:style style:name="P94" style:family="paragraph" style:parent-style-name="Standard">
      <loext:graphic-properties draw:fill="none"/>
      <style:paragraph-properties fo:margin-left="1cm" fo:margin-right="0cm" fo:margin-top="0.101cm" fo:margin-bottom="0cm" loext:contextual-spacing="false" fo:line-height="100%" fo:orphans="0" fo:widows="0" fo:text-indent="-0.7cm" style:auto-text-indent="false" fo:background-color="transparent" style:writing-mode="lr-tb">
        <style:tab-stops>
          <style:tab-stop style:position="1.005cm"/>
        </style:tab-stops>
      </style:paragraph-properties>
      <style:text-properties style:text-position="0% 100%" style:font-name="Arial" fo:font-size="14pt" fo:language="it" fo:country="IT" officeooo:paragraph-rsid="000a65e7" style:font-name-asian="Arial" style:font-size-asian="14pt" style:font-name-complex="Arial" style:font-size-complex="14pt"/>
    </style:style>
    <style:style style:name="P95" style:family="paragraph" style:parent-style-name="Standard">
      <loext:graphic-properties draw:fill="none"/>
      <style:paragraph-properties fo:margin-left="1cm" fo:margin-right="0cm" fo:margin-top="0.101cm" fo:margin-bottom="0cm" loext:contextual-spacing="false" fo:line-height="100%" fo:orphans="0" fo:widows="0" fo:text-indent="-0.7cm" style:auto-text-indent="false" fo:background-color="transparent" style:writing-mode="lr-tb">
        <style:tab-stops>
          <style:tab-stop style:position="1.005cm"/>
        </style:tab-stops>
      </style:paragraph-properties>
      <style:text-properties style:text-position="0% 100%" style:font-name="Arial" fo:font-size="14pt" fo:language="it" fo:country="IT" officeooo:paragraph-rsid="004224f8" style:font-name-asian="Arial" style:font-size-asian="14pt" style:font-name-complex="Arial" style:font-size-complex="14pt"/>
    </style:style>
    <style:style style:name="P96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style:text-position="0% 100%" style:font-name="Arial" fo:font-size="10pt" style:font-size-asian="10pt" style:font-size-complex="10pt"/>
    </style:style>
    <style:style style:name="P97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style:text-position="0% 100%" style:font-name="Arial"/>
    </style:style>
    <style:style style:name="P98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style:use-window-font-color="true" style:text-position="0% 100%" style:font-name="Arial"/>
    </style:style>
    <style:style style:name="P99" style:family="paragraph" style:parent-style-name="Text_20_body">
      <style:paragraph-properties fo:margin-top="0.049cm" fo:margin-bottom="0.049cm" loext:contextual-spacing="false" fo:line-height="100%" fo:text-align="center" style:justify-single-word="false"/>
      <style:text-properties style:use-window-font-color="true" style:text-line-through-style="none" style:text-line-through-type="none" style:text-position="0% 100%" style:font-name="Wingdings1" fo:font-size="14pt" fo:language="it" fo:country="IT" fo:background-color="transparent" style:font-name-asian="Wingdings1" style:font-size-asian="14pt" style:font-name-complex="Wingdings1" style:font-size-complex="14pt"/>
    </style:style>
    <style:style style:name="P100" style:family="paragraph" style:parent-style-name="Text_20_body">
      <style:paragraph-properties fo:margin-top="0.049cm" fo:margin-bottom="0.049cm" loext:contextual-spacing="false" fo:line-height="100%" fo:text-align="center" style:justify-single-word="false"/>
      <style:text-properties style:use-window-font-color="true" style:text-line-through-style="none" style:text-line-through-type="none" style:text-position="0% 100%" style:font-name="Wingdings" fo:font-size="14pt" fo:language="it" fo:country="IT" fo:background-color="transparent" style:font-name-asian="Wingdings" style:font-size-asian="14pt" style:font-name-complex="Wingdings" style:font-size-complex="14pt"/>
    </style:style>
    <style:style style:name="P101" style:family="paragraph" style:parent-style-name="Text_20_body">
      <style:paragraph-properties fo:margin-top="0.049cm" fo:margin-bottom="0.049cm" loext:contextual-spacing="false" fo:line-height="100%" fo:text-align="justify" style:justify-single-word="false"/>
      <style:text-properties style:use-window-font-color="true" style:text-position="0% 100%" style:font-name="Arial" fo:font-size="10pt" style:font-size-asian="10pt" style:font-size-complex="10pt"/>
    </style:style>
    <style:style style:name="P102" style:family="paragraph" style:parent-style-name="Standard" style:master-page-name="Standard">
      <style:paragraph-properties fo:margin-top="0cm" fo:margin-bottom="0cm" loext:contextual-spacing="false" fo:line-height="100%" fo:text-align="end" style:justify-single-word="false" style:page-number="auto"/>
      <style:text-properties fo:color="#999999" style:font-name="Arial" fo:font-size="8pt" fo:language="it" fo:country="IT" officeooo:rsid="004b9834" officeooo:paragraph-rsid="0045a89b" fo:background-color="transparent" style:font-size-asian="8pt" style:language-asian="it" style:country-asian="IT" style:font-size-complex="8pt"/>
    </style:style>
    <style:style style:name="P10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>
          <style:tab-stop style:position="4.71cm"/>
        </style:tab-stops>
      </style:paragraph-properties>
      <style:text-properties style:text-position="0% 100%" style:font-name="Arial" fo:font-size="8pt" officeooo:rsid="0016cc21" officeooo:paragraph-rsid="00094b2a" style:font-size-asian="7pt" style:font-size-complex="8pt"/>
    </style:style>
    <style:style style:name="P104" style:family="paragraph" style:parent-style-name="Standard" style:list-style-name="L2">
      <style:paragraph-properties fo:margin-left="0cm" fo:margin-right="0cm" fo:margin-top="0.007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use-window-font-color="true" style:text-position="0% 100%" style:font-name="Arial" fo:font-size="10pt" fo:language="it" fo:country="IT" fo:font-weight="normal" officeooo:rsid="00363ddf" officeooo:paragraph-rsid="00363ddf" fo:background-color="transparent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5" style:family="paragraph" style:parent-style-name="Standard" style:list-style-name="WW8Num1">
      <style:paragraph-properties fo:margin-left="0cm" fo:margin-right="0cm" fo:margin-top="0.007cm" fo:margin-bottom="0cm" loext:contextual-spacing="false" style:line-height-at-least="0.459cm" fo:text-align="justify" style:justify-single-word="false" fo:orphans="0" fo:widows="0" fo:text-indent="0cm" style:auto-text-indent="false" style:writing-mode="lr-tb"/>
      <style:text-properties style:use-window-font-color="true" style:text-line-through-style="none" style:text-line-through-type="none" style:text-position="0% 100%" style:font-name="Arial" fo:font-size="10pt" fo:language="it" fo:country="IT" fo:font-style="normal" fo:font-weight="normal" officeooo:paragraph-rsid="000653a8" fo:background-color="transparent" style:font-name-asian="Arial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-0.035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7" style:family="paragraph" style:parent-style-name="Standard" style:list-style-name="L1">
      <style:paragraph-properties fo:margin-left="0cm" fo:margin-right="-0.035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officeooo:paragraph-rsid="000d024e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8" style:family="paragraph" style:parent-style-name="Standard" style:list-style-name="L1">
      <style:paragraph-properties fo:margin-left="0.6cm" fo:margin-right="0cm" fo:margin-top="0.101cm" fo:margin-bottom="0cm" loext:contextual-spacing="false" fo:line-height="100%" fo:text-indent="-0.6cm" style:auto-text-indent="false">
        <style:tab-stops/>
      </style:paragraph-properties>
      <style:text-properties style:use-window-font-color="true" style:text-position="0% 100%" style:font-name="Arial" fo:font-size="10pt" fo:language="it" fo:country="IT" fo:font-weight="normal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9" style:family="paragraph" style:parent-style-name="Standard" style:list-style-name="L1">
      <style:paragraph-properties fo:margin-left="0.6cm" fo:margin-right="0cm" fo:margin-top="0.101cm" fo:margin-bottom="0cm" loext:contextual-spacing="false" fo:line-height="100%" fo:text-align="justify" style:justify-single-word="false" fo:text-indent="-0.6cm" style:auto-text-indent="false">
        <style:tab-stops/>
      </style:paragraph-properties>
      <style:text-properties style:use-window-font-color="true" style:text-line-through-style="none" style:text-line-through-type="none" style:text-position="0% 100%" style:font-name="Arial" fo:font-size="10pt" fo:language="it" fo:country="IT" fo:font-weight="normal" officeooo:rsid="0030f268" officeooo:paragraph-rsid="0030f268" fo:background-color="transparent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0" style:family="paragraph" style:parent-style-name="Standard" style:list-style-name="L1">
      <style:paragraph-properties fo:margin-left="1.6cm" fo:margin-right="0cm" fo:margin-top="0.101cm" fo:margin-bottom="0cm" loext:contextual-spacing="false" fo:line-height="100%" fo:text-indent="-1cm" style:auto-text-indent="false">
        <style:tab-stops/>
      </style:paragraph-properties>
      <style:text-properties style:use-window-font-color="true" style:text-position="0% 100%" style:font-name="Arial" fo:font-size="10pt" fo:language="it" fo:country="IT" fo:font-weight="normal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1" style:family="paragraph" style:parent-style-name="Standard" style:list-style-name="L1">
      <style:paragraph-properties fo:margin-left="1.6cm" fo:margin-right="0cm" fo:margin-top="0.101cm" fo:margin-bottom="0cm" loext:contextual-spacing="false" fo:line-height="100%" fo:text-indent="-1cm" style:auto-text-indent="false">
        <style:tab-stops/>
      </style:paragraph-properties>
      <style:text-properties style:use-window-font-color="true" style:text-position="0% 100%" style:font-name="Arial" fo:font-size="10pt" fo:language="it" fo:country="IT" fo:font-weight="normal" officeooo:paragraph-rsid="000d024e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2" style:family="paragraph" style:parent-style-name="Paragrafo_20_elenco" style:list-style-name="WW8Num3" style:master-page-name="">
      <style:paragraph-properties fo:margin-left="0cm" fo:margin-right="0cm" fo:margin-top="0.199cm" fo:margin-bottom="0cm" loext:contextual-spacing="true" fo:line-height="100%" fo:text-align="justify" style:justify-single-word="false" fo:text-indent="0cm" style:auto-text-indent="false" style:page-number="auto">
        <style:tab-stops/>
      </style:paragraph-properties>
      <style:text-properties style:text-position="0% 100%" style:font-name="Arial" fo:font-size="10pt" fo:language="it" fo:country="IT" officeooo:paragraph-rsid="00108f7e" style:font-name-asian="Arial" style:font-size-asian="10pt" style:font-name-complex="Arial" style:font-size-complex="10pt"/>
    </style:style>
    <style:style style:name="P113" style:family="paragraph" style:parent-style-name="Paragrafo_20_elenco" style:list-style-name="WW8Num3">
      <style:paragraph-properties fo:margin-left="1cm" fo:margin-right="0cm" fo:margin-top="0.199cm" fo:margin-bottom="0cm" loext:contextual-spacing="true" fo:line-height="100%" fo:text-align="justify" style:justify-single-word="false" fo:text-indent="-0.651cm" style:auto-text-indent="false" style:shadow="none">
        <style:tab-stops/>
      </style:paragraph-properties>
    </style:style>
    <style:style style:name="P114" style:family="paragraph" style:parent-style-name="Paragrafo_20_elenco" style:list-style-name="WW8Num1">
      <style:paragraph-properties fo:margin-left="0cm" fo:margin-right="-0.035cm" fo:margin-top="0.065cm" fo:margin-bottom="0cm" loext:contextual-spacing="true" fo:line-height="100%" fo:text-indent="0cm" style:auto-text-indent="false" fo:break-before="page"/>
      <style:text-properties style:text-position="0% 100%" style:font-name="Arial" fo:font-size="10pt" fo:language="it" fo:country="IT" fo:font-style="italic" fo:font-weight="bold" style:font-name-asian="Arial" style:font-size-asian="10pt" style:font-style-asian="italic" style:font-weight-asian="bold" style:font-name-complex="Arial" style:font-size-complex="10pt" style:font-weight-complex="bold"/>
    </style:style>
    <style:style style:name="P115" style:family="paragraph" style:parent-style-name="Paragrafo_20_elenco" style:list-style-name="WW8Num1">
      <style:paragraph-properties fo:margin-left="0cm" fo:margin-right="-0.035cm" fo:margin-top="0.065cm" fo:margin-bottom="0cm" loext:contextual-spacing="true" fo:line-height="0.353cm" fo:text-indent="0cm" style:auto-text-indent="false"/>
      <style:text-properties style:use-window-font-color="true" style:text-position="0% 100%" style:font-name="Arial" fo:font-size="10pt" fo:language="it" fo:country="IT" style:font-name-asian="Arial" style:font-size-asian="10pt" style:font-name-complex="Arial" style:font-size-complex="10pt" style:language-complex="ar" style:country-complex="SA"/>
    </style:style>
    <style:style style:name="P116" style:family="paragraph">
      <loext:graphic-properties draw:fill="none" draw:fill-color="#ffffff"/>
      <style:paragraph-properties style:writing-mode="lr-tb"/>
    </style:style>
    <style:style style:name="P117" style:family="paragraph">
      <loext:graphic-properties draw:fill="none"/>
      <style:paragraph-properties fo:text-align="center"/>
    </style:style>
    <style:style style:name="P118" style:family="paragraph">
      <style:paragraph-properties fo:text-align="center"/>
    </style:style>
    <style:style style:name="T1" style:family="text">
      <style:text-properties officeooo:rsid="0045a89b"/>
    </style:style>
    <style:style style:name="T2" style:family="text">
      <style:text-properties style:use-window-font-color="true" style:text-line-through-style="none" style:text-line-through-type="none" style:font-name="Wingdings" fo:font-size="14pt" fo:background-color="transparent" loext:char-shading-value="0" style:font-name-asian="Wingdings" style:font-size-asian="14pt" style:font-name-complex="Wingdings" style:font-size-complex="14pt"/>
    </style:style>
    <style:style style:name="T3" style:family="text">
      <style:text-properties style:use-window-font-color="true" style:text-line-through-style="none" style:text-line-through-type="none" style:font-name="Wingdings" fo:font-size="14pt" fo:background-color="transparent" loext:char-shading-value="0" style:font-name-asian="Wingdings" style:font-size-asian="14pt" style:font-name-complex="Wingdings" style:font-size-complex="14pt" style:language-complex="ar" style:country-complex="SA"/>
    </style:style>
    <style:style style:name="T4" style:family="text">
      <style:text-properties style:use-window-font-color="true" style:text-line-through-style="none" style:text-line-through-type="none" style:font-name="Wingdings" fo:font-size="14pt" officeooo:rsid="00072888" fo:background-color="transparent" loext:char-shading-value="0" style:font-name-asian="Wingdings" style:font-size-asian="14pt" style:font-name-complex="Wingdings" style:font-size-complex="14pt"/>
    </style:style>
    <style:style style:name="T5" style:family="text">
      <style:text-properties style:use-window-font-color="true" style:text-line-through-style="none" style:text-line-through-type="none" style:font-name="Wingdings" fo:font-size="10pt" fo:background-color="transparent" loext:char-shading-value="0" style:font-name-asian="Wingdings" style:font-size-asian="10pt" style:font-name-complex="Wingdings" style:font-size-complex="9pt"/>
    </style:style>
    <style:style style:name="T6" style:family="text">
      <style:text-properties style:use-window-font-color="true" style:text-line-through-style="none" style:text-line-through-type="none" style:font-name="Wingdings" fo:font-size="10pt" officeooo:rsid="00072888" fo:background-color="transparent" loext:char-shading-value="0" style:font-name-asian="Wingdings" style:font-size-asian="10pt" style:font-name-complex="Wingdings" style:font-size-complex="9pt"/>
    </style:style>
    <style:style style:name="T7" style:family="text">
      <style:text-properties style:use-window-font-color="true" style:text-line-through-style="none" style:text-line-through-type="none" style:font-name="Wingdings" fo:font-size="10pt" officeooo:rsid="001e8f24" fo:background-color="transparent" loext:char-shading-value="0" style:font-name-asian="Wingdings" style:font-size-asian="10pt" style:font-name-complex="Wingdings" style:font-size-complex="9pt"/>
    </style:style>
    <style:style style:name="T8" style:family="text">
      <style:text-properties style:use-window-font-color="true" style:text-line-through-style="none" style:text-line-through-type="none" style:font-name="Wingdings" fo:background-color="transparent" loext:char-shading-value="0" style:font-name-asian="Wingdings" style:font-name-complex="Wingdings"/>
    </style:style>
    <style:style style:name="T9" style:family="text">
      <style:text-properties style:use-window-font-color="true" style:text-line-through-style="none" style:text-line-through-type="none" style:font-name="Wingdings" officeooo:rsid="00072888" fo:background-color="transparent" loext:char-shading-value="0" style:font-name-asian="Wingdings" style:font-name-complex="Wingdings"/>
    </style:style>
    <style:style style:name="T10" style:family="text">
      <style:text-properties style:use-window-font-color="true" style:text-line-through-style="none" style:text-line-through-type="none" style:font-name="Arial" fo:font-size="10pt" fo:background-color="transparent" loext:char-shading-value="0" style:font-name-asian="Wingdings" style:font-size-asian="10pt" style:font-name-complex="Wingdings" style:font-size-complex="9pt"/>
    </style:style>
    <style:style style:name="T11" style:family="text">
      <style:text-properties style:use-window-font-color="true" style:text-line-through-style="none" style:text-line-through-type="none" style:font-name="Arial" fo:font-size="10pt" officeooo:rsid="00072888" fo:background-color="transparent" loext:char-shading-value="0" style:font-name-asian="Wingdings" style:font-size-asian="10pt" style:font-name-complex="Wingdings" style:font-size-complex="9pt"/>
    </style:style>
    <style:style style:name="T12" style:family="text">
      <style:text-properties style:use-window-font-color="true" style:text-line-through-style="none" style:text-line-through-type="none" style:font-name="Arial" fo:font-size="10pt" officeooo:rsid="001e8f24" fo:background-color="transparent" loext:char-shading-value="0" style:font-name-asian="Wingdings" style:font-size-asian="10pt" style:font-name-complex="Arial" style:font-size-complex="9pt"/>
    </style:style>
    <style:style style:name="T13" style:family="text">
      <style:text-properties style:use-window-font-color="true" style:text-line-through-style="none" style:text-line-through-type="none" style:font-name="Arial" fo:font-size="10pt" officeooo:rsid="00072888" fo:background-color="transparent" loext:char-shading-value="0" style:font-name-asian="Wingdings" style:font-size-asian="10pt" style:font-name-complex="Arial" style:font-size-complex="9pt"/>
    </style:style>
    <style:style style:name="T14" style:family="text">
      <style:text-properties style:use-window-font-color="true" style:text-line-through-style="none" style:text-line-through-type="none" style:font-name="Arial" fo:font-size="10pt" officeooo:rsid="004224f8" fo:background-color="transparent" loext:char-shading-value="0" style:font-name-asian="Wingdings" style:font-size-asian="10pt" style:font-name-complex="Arial" style:font-size-complex="9pt"/>
    </style:style>
    <style:style style:name="T15" style:family="text">
      <style:text-properties style:use-window-font-color="true" style:text-line-through-style="none" style:text-line-through-type="none" fo:font-size="10pt" fo:background-color="transparent" loext:char-shading-value="0" style:font-name-asian="Wingdings" style:font-size-asian="10pt" style:font-name-complex="Wingdings" style:font-size-complex="9pt"/>
    </style:style>
    <style:style style:name="T16" style:family="text">
      <style:text-properties style:use-window-font-color="true" style:text-line-through-style="none" style:text-line-through-type="none" fo:font-size="10pt" officeooo:rsid="00072888" fo:background-color="transparent" loext:char-shading-value="0" style:font-name-asian="Wingdings" style:font-size-asian="10pt" style:font-name-complex="Wingdings" style:font-size-complex="9pt"/>
    </style:style>
    <style:style style:name="T17" style:family="text">
      <style:text-properties style:use-window-font-color="true" style:text-line-through-style="none" style:text-line-through-type="none" fo:font-size="10pt" fo:background-color="transparent" loext:char-shading-value="0" style:font-name-asian="Wingdings" style:font-size-asian="10pt" style:font-name-complex="Wingdings" style:font-size-complex="9pt" style:language-complex="ar" style:country-complex="SA"/>
    </style:style>
    <style:style style:name="T18" style:family="text">
      <style:text-properties style:use-window-font-color="true" style:text-line-through-style="none" style:text-line-through-type="none" fo:font-size="10pt" officeooo:rsid="00072888" fo:background-color="transparent" loext:char-shading-value="0" style:font-name-asian="Wingdings" style:font-size-asian="10pt" style:font-name-complex="Wingdings" style:font-size-complex="9pt" style:language-complex="ar" style:country-complex="SA"/>
    </style:style>
    <style:style style:name="T19" style:family="text">
      <style:text-properties style:use-window-font-color="true" style:text-line-through-style="none" style:text-line-through-type="none" fo:font-size="10pt" officeooo:rsid="001e8f24" fo:background-color="transparent" loext:char-shading-value="0" style:font-name-asian="Wingdings" style:font-size-asian="10pt" style:font-name-complex="Wingdings" style:font-size-complex="9pt"/>
    </style:style>
    <style:style style:name="T20" style:family="text">
      <style:text-properties style:use-window-font-color="true" style:text-line-through-style="none" style:text-line-through-type="none" fo:font-size="10pt" officeooo:rsid="004224f8" fo:background-color="transparent" loext:char-shading-value="0" style:font-name-asian="Wingdings" style:font-size-asian="10pt" style:font-name-complex="Wingdings" style:font-size-complex="9pt"/>
    </style:style>
    <style:style style:name="T21" style:family="text">
      <style:text-properties style:use-window-font-color="true" style:text-line-through-style="none" style:text-line-through-type="none" fo:background-color="transparent" loext:char-shading-value="0" style:font-name-asian="Wingdings" style:font-name-complex="Wingdings"/>
    </style:style>
    <style:style style:name="T22" style:family="text">
      <style:text-properties style:use-window-font-color="true" style:text-line-through-style="none" style:text-line-through-type="none" fo:background-color="transparent" loext:char-shading-value="0" style:font-name-asian="Wingdings" style:font-name-complex="Wingdings" style:language-complex="ar" style:country-complex="SA"/>
    </style:style>
    <style:style style:name="T23" style:family="text">
      <style:text-properties style:use-window-font-color="true" style:text-line-through-style="none" style:text-line-through-type="none" fo:background-color="transparent" loext:char-shading-value="0" style:font-name-asian="Calibri" style:font-name-complex="Times New Roman" style:language-complex="ar" style:country-complex="SA"/>
    </style:style>
    <style:style style:name="T24" style:family="text">
      <style:text-properties style:use-window-font-color="true" style:text-line-through-style="none" style:text-line-through-type="none" officeooo:rsid="00122a1e" fo:background-color="transparent" loext:char-shading-value="0" style:font-name-asian="Calibri" style:font-name-complex="Times New Roman" style:language-complex="ar" style:country-complex="SA"/>
    </style:style>
    <style:style style:name="T25" style:family="text">
      <style:text-properties style:use-window-font-color="true" style:font-name-asian="Calibri" style:font-name-complex="Times New Roman" style:language-complex="ar" style:country-complex="SA"/>
    </style:style>
    <style:style style:name="T26" style:family="text">
      <style:text-properties style:use-window-font-color="true" officeooo:rsid="00122a1e" style:font-name-asian="Calibri" style:font-name-complex="Times New Roman" style:language-complex="ar" style:country-complex="SA"/>
    </style:style>
    <style:style style:name="T27" style:family="text">
      <style:text-properties style:use-window-font-color="true" style:text-position="0% 100%" style:font-name="Arial" fo:font-size="10pt" fo:language="it" fo:country="IT" style:text-underline-style="none" fo:font-weight="bold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T28" style:family="text">
      <style:text-properties style:use-window-font-color="true" style:text-position="0% 100%" style:font-name="Arial" fo:font-size="10pt" fo:language="it" fo:country="IT" style:text-underline-style="none" style:font-name-asian="Arial" style:font-size-asian="10pt" style:font-name-complex="Arial" style:font-size-complex="10pt" style:language-complex="ar" style:country-complex="SA"/>
    </style:style>
    <style:style style:name="T29" style:family="text">
      <style:text-properties style:use-window-font-color="true" style:text-position="0% 100%" style:font-name="Arial" fo:font-size="10pt" fo:letter-spacing="0.074cm" fo:language="it" fo:country="IT" style:text-underline-style="none" fo:font-weight="bold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T30" style:family="text">
      <style:text-properties style:use-window-font-color="true" style:text-position="0% 100%" style:font-name="Arial" fo:font-size="10pt" fo:letter-spacing="normal" fo:language="it" fo:country="IT" style:text-underline-style="none" fo:font-weight="bold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T31" style:family="text">
      <style:text-properties style:text-position="0% 100%" style:font-name="Arial" fo:font-size="10pt" fo:language="it" fo:country="IT" style:text-underline-style="none" style:font-name-asian="Arial" style:font-size-asian="10pt" style:font-name-complex="Arial" style:font-size-complex="10pt"/>
    </style:style>
    <style:style style:name="T32" style:family="text">
      <style:text-properties style:text-position="0% 100%" style:font-name="Arial" fo:font-size="10pt" fo:language="it" fo:country="IT" style:text-underline-style="none" fo:font-weight="bold" style:font-name-asian="Arial" style:font-size-asian="10pt" style:font-weight-asian="bold" style:font-name-complex="Arial" style:font-size-complex="10pt" style:font-weight-complex="bold"/>
    </style:style>
    <style:style style:name="T33" style:family="text">
      <style:text-properties style:text-position="0% 100%" style:font-name="Arial" fo:font-size="10pt" fo:letter-spacing="0.074cm" fo:language="it" fo:country="IT" style:text-underline-style="none" style:font-name-asian="Arial" style:font-size-asian="10pt" style:font-name-complex="Arial" style:font-size-complex="10pt"/>
    </style:style>
    <style:style style:name="T34" style:family="text">
      <style:text-properties style:text-position="0% 100%" style:font-name="Arial" fo:font-size="10pt" fo:letter-spacing="0.074cm" fo:language="it" fo:country="IT" style:text-underline-style="none" fo:font-weight="bold" style:font-name-asian="Arial" style:font-size-asian="10pt" style:font-weight-asian="bold" style:font-name-complex="Arial" style:font-size-complex="10pt" style:font-weight-complex="bold"/>
    </style:style>
    <style:style style:name="T35" style:family="text">
      <style:text-properties fo:letter-spacing="-0.002cm" fo:font-style="italic" fo:font-weight="bold" style:font-name-asian="Arial" style:font-style-asian="italic" style:font-weight-asian="bold" style:font-name-complex="Arial" style:font-weight-complex="bold"/>
    </style:style>
    <style:style style:name="T36" style:family="text">
      <style:text-properties fo:font-style="italic" fo:font-weight="bold" style:font-name-asian="Arial" style:font-style-asian="italic" style:font-weight-asian="bold" style:font-name-complex="Arial" style:font-weight-complex="bold"/>
    </style:style>
    <style:style style:name="T37" style:family="text">
      <style:text-properties officeooo:rsid="00060ba9"/>
    </style:style>
    <style:style style:name="T38" style:family="text">
      <style:text-properties officeooo:rsid="0030dc40"/>
    </style:style>
    <style:style style:name="T39" style:family="text">
      <style:text-properties style:font-name="Arial" fo:font-size="10pt" fo:letter-spacing="-0.002cm" style:font-name-asian="Arial" style:font-size-asian="10pt" style:font-name-complex="Arial" style:font-size-complex="10pt" style:text-scale="99%"/>
    </style:style>
    <style:style style:name="T40" style:family="text">
      <style:text-properties style:font-name="Arial" fo:font-size="10pt" fo:letter-spacing="0.002cm" style:font-name-asian="Arial" style:font-size-asian="10pt" style:font-name-complex="Arial" style:font-size-complex="10pt" style:text-scale="99%"/>
    </style:style>
    <style:style style:name="T41" style:family="text">
      <style:text-properties style:font-name="Arial" fo:font-size="10pt" style:font-name-asian="Arial" style:font-size-asian="10pt" style:font-name-complex="Arial" style:font-size-complex="10pt" style:text-scale="99%"/>
    </style:style>
    <style:style style:name="T42" style:family="text">
      <style:text-properties style:font-name="Arial" fo:font-size="10pt" fo:letter-spacing="0.004cm" style:font-name-asian="Arial" style:font-size-asian="10pt" style:font-name-complex="Arial" style:font-size-complex="10pt"/>
    </style:style>
    <style:style style:name="T43" style:family="text">
      <style:text-properties style:font-name="Arial" fo:font-size="10pt" fo:letter-spacing="0.004cm" style:font-name-asian="Arial" style:font-size-asian="10pt" style:font-name-complex="Arial" style:font-size-complex="10pt" style:text-scale="99%"/>
    </style:style>
    <style:style style:name="T44" style:family="text">
      <style:text-properties fo:letter-spacing="-0.007cm"/>
    </style:style>
    <style:style style:name="T45" style:family="text">
      <style:text-properties fo:letter-spacing="-0.012cm"/>
    </style:style>
    <style:style style:name="T46" style:family="text">
      <style:text-properties fo:letter-spacing="-0.026cm"/>
    </style:style>
    <style:style style:name="T47" style:family="text">
      <style:text-properties officeooo:rsid="00297c94"/>
    </style:style>
    <style:style style:name="T48" style:family="text">
      <style:text-properties fo:letter-spacing="-0.039cm"/>
    </style:style>
    <style:style style:name="T49" style:family="text">
      <style:text-properties fo:letter-spacing="-0.039cm" officeooo:rsid="00297c94"/>
    </style:style>
    <style:style style:name="T50" style:family="text">
      <style:text-properties fo:letter-spacing="-0.039cm" fo:background-color="transparent" loext:char-shading-value="0"/>
    </style:style>
    <style:style style:name="T51" style:family="text">
      <style:text-properties fo:letter-spacing="-0.058cm"/>
    </style:style>
    <style:style style:name="T52" style:family="text">
      <style:text-properties fo:letter-spacing="-0.058cm" fo:background-color="transparent" loext:char-shading-value="0"/>
    </style:style>
    <style:style style:name="T53" style:family="text">
      <style:text-properties officeooo:rsid="002ae2dc"/>
    </style:style>
    <style:style style:name="T54" style:family="text">
      <style:text-properties officeooo:rsid="002c8ea0"/>
    </style:style>
    <style:style style:name="T55" style:family="text">
      <style:text-properties style:font-name="Arial2" fo:font-size="9pt" fo:font-style="italic"/>
    </style:style>
    <style:style style:name="T56" style:family="text">
      <style:text-properties style:font-name="Arial2" fo:font-size="9pt" fo:font-style="italic" officeooo:rsid="003a4bb4"/>
    </style:style>
    <style:style style:name="T57" style:family="text">
      <style:text-properties style:font-name="Arial2" fo:font-size="9pt" fo:font-style="italic" officeooo:rsid="002df25a"/>
    </style:style>
    <style:style style:name="T58" style:family="text">
      <style:text-properties officeooo:rsid="002f7a1e"/>
    </style:style>
    <style:style style:name="T59" style:family="text">
      <style:text-properties fo:background-color="transparent" loext:char-shading-value="0"/>
    </style:style>
    <style:style style:name="T60" style:family="text">
      <style:text-properties officeooo:rsid="002f7a1e" fo:background-color="transparent" loext:char-shading-value="0"/>
    </style:style>
    <style:style style:name="T61" style:family="text">
      <style:text-properties officeooo:rsid="00297c94" fo:background-color="transparent" loext:char-shading-value="0"/>
    </style:style>
    <style:style style:name="T62" style:family="text">
      <style:text-properties officeooo:rsid="0032c700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b6517e" style:font-style-asian="normal" style:font-style-complex="normal"/>
    </style:style>
    <style:style style:name="T65" style:family="text">
      <style:text-properties officeooo:rsid="00b56219"/>
    </style:style>
    <style:style style:name="T66" style:family="text">
      <style:text-properties officeooo:rsid="0034afbf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StarSymbol"/>
      </text:list-level-style-bullet>
      <text:list-level-style-bullet text:level="2" text:style-name="Bullet_20_Symbols" text:bullet-char="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Wingdings2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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2"/>
      </text:list-level-style-bullet>
      <text:list-level-style-bullet text:level="2" text:style-name="Bullet_20_Symbols" text:bullet-char="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Bullet_20_Symbols" text:bullet-char="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Bullet_20_Symbols" text:bullet-char="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Bullet_20_Symbols" text:bullet-char="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Bullet_20_Symbols" text:bullet-char="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Bullet_20_Symbols" text:bullet-char="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Bullet_20_Symbols" text:bullet-char="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Bullet_20_Symbols" text:bullet-char="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bullet text:level="10" text:style-name="Bullet_20_Symbols" text:bullet-char="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2"/>
      </text:list-level-style-bullet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785a" svg:stroke-opacity="100%" draw:stroke-linejoin="round" svg:stroke-linecap="square" draw:fill="none" draw:fill-color="#ffffff" draw:textarea-horizontal-align="left" draw:textarea-vertical-align="middle" draw:auto-grow-height="false" fo:min-height="0.781cm" fo:min-width="16.411cm" fo:padding-top="0.229cm" fo:padding-bottom="0.229cm" fo:padding-left="0.441cm" fo:padding-right="0.441cm" fo:wrap-option="no-wrap" draw:shadow-color="#808080" style:run-through="fore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margin-left="0.319cm" fo:margin-right="0.319cm" style:run-through="foreground" style:wrap="run-through" style:number-wrapped-paragraphs="no-limit" style:vertical-pos="from-top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8cm" svg:stroke-color="#85b4a3" svg:stroke-opacity="100%" draw:stroke-linejoin="round" svg:stroke-linecap="square" draw:fill="none" draw:fill-color="#ffffff" draw:textarea-horizontal-align="left" draw:textarea-vertical-align="middle" draw:auto-grow-height="false" fo:min-height="0cm" fo:min-width="14.118cm" fo:padding-top="0.229cm" fo:padding-bottom="0.229cm" fo:padding-left="0.441cm" fo:padding-right="0.441cm" fo:wrap-option="no-wrap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/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60"><draw:frame text:anchor-type="as-char" svg:y="-0.318cm" draw:z-index="1" draw:style-name="gr3" draw:text-style-name="P117" svg:width="0.602cm" svg:height="0.936cm"><draw:image xlink:href="Pictures/10000201000000FA00000185CEE1328B9A71EF1C.png" xlink:type="simple" xlink:show="embed" xlink:actuate="onLoad"><text:p/></draw:image></draw:frame></text:p>
            <text:p text:style-name="P58">PROVINCIA AUTONOMA DI TRENTO</text:p>
          </table:table-cell>
          <table:table-cell table:style-name="Tabella9.A1" office:value-type="string">
            <text:p text:style-name="P14">COMUNE DI</text:p>
            <text:p text:style-name="P20"/>
            <text:p text:style-name="P20">...................................................................................................</text:p>
          </table:table-cell>
          <table:table-cell table:style-name="Tabella9.A1" office:value-type="string">
            <text:p text:style-name="P9"/>
          </table:table-cell>
        </table:table-row>
        <table:table-row table:style-name="Tabella9.2">
          <table:table-cell table:style-name="Tabella9.A2" office:value-type="string">
            <text:p text:style-name="P12">LOGO <text:span text:style-name="T38">DEL COMUNE</text:span></text:p>
          </table:table-cell>
          <table:table-cell table:style-name="Tabella9.A1" office:value-type="string">
            <text:p text:style-name="P15">UFFICIO TECNICO</text:p>
            <text:p text:style-name="P16"/>
            <text:p text:style-name="P17"/>
            <text:p text:style-name="P13">(inserire in questo riquadro</text:p>
            <text:p text:style-name="P13">indirizzo completo, telefono, fax,</text:p>
            <text:p text:style-name="P13">e-mail e PEC del singolo Comune)</text:p>
          </table:table-cell>
          <table:table-cell table:style-name="Tabella9.C2" office:value-type="string">
            <text:p text:style-name="P4">SPAZIO RISERVATO AL COMUNE</text:p>
          </table:table-cell>
        </table:table-row>
      </table:table>
      <text:p text:style-name="P50"/>
      <text:p text:style-name="P51"><draw:g text:anchor-type="char" draw:z-index="0" draw:style-name="gr1"><draw:custom-shape draw:style-name="gr2" draw:text-style-name="P116" svg:width="17.294cm" svg:height="1.241cm" svg:x="0.062cm" svg:y="0.15cm"><text:p/><draw:enhanced-geometry svg:viewBox="600 -1292 10600 1000" draw:type="non-primitive" draw:enhanced-path="M 600 -292 L 11200 -292 11200 -1292 600 -1292 600 -292 Z N"/></draw:custom-shape></draw:g></text:p>
      <text:p text:style-name="P67">SOGGETTI COINVOLTI</text:p>
      <text:p text:style-name="P10"/>
      <text:p text:style-name="P5"/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68"><text:span text:style-name="T39">P</text:span><text:span text:style-name="T40">r</text:span><text:span text:style-name="T41">at</text:span><text:span text:style-name="T39">i</text:span><text:span text:style-name="T40">c</text:span><text:span text:style-name="T41">a</text:span><text:span text:style-name="T42"> </text:span><text:span text:style-name="T41">e</text:span><text:span text:style-name="T43">d</text:span><text:span text:style-name="T39">i</text:span><text:span text:style-name="T40">li</text:span><text:span text:style-name="T39">zi</text:span><text:span text:style-name="T41">a:</text:span></text:p>
            <text:p text:style-name="P91"><text:span text:style-name="T2"></text:span><text:span text:style-name="T5"><text:tab/></text:span><text:span text:style-name="T10">Permesso di costruire;</text:span></text:p>
            <text:p text:style-name="P94"><text:span text:style-name="T8"></text:span><text:span text:style-name="T5"><text:tab/></text:span><text:span text:style-name="T15">S</text:span><text:span text:style-name="T16">egnalazione certificata d’inizio attività (S</text:span><text:span text:style-name="T15">CIA</text:span><text:span text:style-name="T16">);</text:span></text:p>
            <text:p text:style-name="P94"><text:span text:style-name="T8"></text:span><text:span text:style-name="T5"><text:tab/></text:span><text:span text:style-name="T11">Comunicazione inizio lavori asseverata (</text:span><text:span text:style-name="T15">CILA</text:span><text:span text:style-name="T16">);</text:span></text:p>
            <text:p text:style-name="P94"><text:span text:style-name="T8"></text:span><text:span text:style-name="T5"><text:tab/></text:span><text:span text:style-name="T17">Comunicazione </text:span><text:span text:style-name="T18">opere libere;</text:span></text:p>
            <text:p text:style-name="P92"><text:span text:style-name="T2"></text:span><text:span text:style-name="T5"><text:tab/></text:span><text:span text:style-name="T10">Permesso </text:span><text:span text:style-name="T11">di costruire e provvedimento in sanatoria;</text:span></text:p>
            <text:p text:style-name="P93"><text:span text:style-name="T4"></text:span><text:span text:style-name="T6"><text:tab/></text:span><text:span text:style-name="T14">D</text:span><text:span text:style-name="T12">ichiara</text:span><text:span text:style-name="T13">zione di ultimazione lavori – </text:span><text:span text:style-name="T14">S</text:span><text:span text:style-name="T12">egnalazione certificata di conformit</text:span><text:span text:style-name="T14">à</text:span><text:span text:style-name="T12"> delle opere eseguite al progetto autorizzato – </text:span><text:span text:style-name="T14">C</text:span><text:span text:style-name="T12">ertificato finale di regolare esecuzione delle opere – </text:span><text:span text:style-name="T14">D</text:span><text:span text:style-name="T12">ichiarazione di variazione catastale;</text:span></text:p>
            <text:p text:style-name="P95"><text:span text:style-name="T9"></text:span><text:span text:style-name="T7"><text:tab/></text:span><text:span text:style-name="T19">S</text:span><text:span text:style-name="T16">egnalazione certificata di a</text:span><text:span text:style-name="T20">gibili</text:span><text:span text:style-name="T16">tà (S</text:span><text:span text:style-name="T19">CA</text:span><text:span text:style-name="T20">GI</text:span><text:span text:style-name="T16">);</text:span></text:p>
          </table:table-cell>
        </table:table-row>
      </table:table>
      <text:p text:style-name="P7"/>
      <text:p text:style-name="P8">LOCALIZZAZIONE DELL’INTERVENTO</text:p>
      <text:p text:style-name="P11">che i lavori interessano le seguenti realità immobiliari: </text:p>
      <text:p text:style-name="P90"/>
      <text:p text:style-name="P87"><draw:g text:anchor-type="char" draw:z-index="6" draw:name="Group 195" draw:style-name="gr5"><draw:custom-shape draw:name="Freeform 196" draw:style-name="gr6" draw:text-style-name="P116" svg:width="15.001cm" svg:height="0.26cm" svg:x="3cm" svg:y="-0.237cm"><text:p/><draw:enhanced-geometry svg:viewBox="0 0 5600 2" draw:mirror-vertical="true" draw:mirror-horizontal="false" draw:extrusion-allowed="true" draw:glue-points="0 0 5600 0" draw:type="non-primitive" draw:enhanced-path="M 0 0 L 5600 0 N"><draw:equation draw:name="f0" draw:formula="5600"/><draw:equation draw:name="f1" draw:formula="4"/></draw:enhanced-geometry></draw:custom-shape></draw:g>Dati catastali: <text:tab/>C.C. di<text:tab/>particelle fondiarie n<text:span text:style-name="T63">.</text:span></text:p>
      <text:p text:style-name="P87"/>
      <text:p text:style-name="P87"><draw:g text:anchor-type="char" draw:z-index="7" draw:name="Group 195" draw:style-name="gr5"><draw:custom-shape draw:name="Freeform 196" draw:style-name="gr6" draw:text-style-name="P116" svg:width="15.001cm" svg:height="0.26cm" svg:x="3cm" svg:y="-0.237cm"><text:p/><draw:enhanced-geometry svg:viewBox="0 0 5600 2" draw:mirror-vertical="true" draw:extrusion-allowed="true" draw:glue-points="0 0 5600 0" draw:type="non-primitive" draw:enhanced-path="M 0 0 L 5600 0 N"><draw:equation draw:name="f0" draw:formula="5600"/><draw:equation draw:name="f1" draw:formula="4"/></draw:enhanced-geometry></draw:custom-shape></draw:g><text:tab/>C.C. di<text:tab/>particelle edificiali n. <text:tab/><text:span text:style-name="T63">P.M. <text:tab/>sub.</text:span></text:p>
      <text:p text:style-name="P88"/>
      <text:p text:style-name="P87"><draw:g text:anchor-type="char" draw:z-index="8" draw:name="Group 195" draw:style-name="gr5"><draw:custom-shape draw:name="Freeform 196" draw:style-name="gr6" draw:text-style-name="P116" svg:width="15.001cm" svg:height="0.26cm" svg:x="3cm" svg:y="-0.237cm"><text:p/><draw:enhanced-geometry svg:viewBox="0 0 5600 2" draw:mirror-vertical="true" draw:extrusion-allowed="true" draw:glue-points="0 0 5600 0" draw:type="non-primitive" draw:enhanced-path="M 0 0 L 5600 0 N"><draw:equation draw:name="f0" draw:formula="5600"/><draw:equation draw:name="f1" draw:formula="4"/></draw:enhanced-geometry></draw:custom-shape></draw:g>Ubicazione: <text:tab/>località <text:tab/>via/piazza <text:tab/><text:span text:style-name="T65">n</text:span>. </text:p>
      <text:p text:style-name="P89"/>
      <text:p text:style-name="P87"><draw:g text:anchor-type="char" draw:z-index="9" draw:name="Group 195" draw:style-name="gr5"><draw:custom-shape draw:name="Freeform 196" draw:style-name="gr6" draw:text-style-name="P116" svg:width="15.001cm" svg:height="0.26cm" svg:x="3cm" svg:y="-0.237cm"><text:p/><draw:enhanced-geometry svg:viewBox="0 0 5600 2" draw:mirror-vertical="true" draw:extrusion-allowed="true" draw:glue-points="0 0 5600 0" draw:type="non-primitive" draw:enhanced-path="M 0 0 L 5600 0 N"><draw:equation draw:name="f0" draw:formula="5600"/><draw:equation draw:name="f1" draw:formula="4"/></draw:enhanced-geometry></draw:custom-shape></draw:g><text:span text:style-name="T64"><text:tab/></text:span><text:span text:style-name="T63">scala n. <text:tab/>piano<text:tab/>interno n. </text:span></text:p>
      <text:p text:style-name="P6"/>
      <text:p text:style-name="P72">Il presente modulo si compone delle seguenti sezioni: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18"/>
          </table:table-cell>
          <table:table-cell table:style-name="Tabella6.A1" office:value-type="string">
            <text:p text:style-name="P19">sezione</text:p>
          </table:table-cell>
          <table:table-cell table:style-name="Tabella6.C1" office:value-type="string">
            <text:p text:style-name="P19">n. fogli compilati</text:p>
          </table:table-cell>
        </table:table-row>
        <table:table-row>
          <table:table-cell table:style-name="Tabella6.A2" office:value-type="string">
            <text:p text:style-name="P99"></text:p>
          </table:table-cell>
          <table:table-cell table:style-name="Tabella6.A2" office:value-type="string">
            <text:p text:style-name="P101">titolare (da compilare ad ogni presentazione)</text:p>
          </table:table-cell>
          <table:table-cell table:style-name="Tabella6.C2" office:value-type="float" office:value="1">
            <text:p text:style-name="P96">1</text:p>
          </table:table-cell>
        </table:table-row>
        <table:table-row>
          <table:table-cell table:style-name="Tabella6.A2" office:value-type="string">
            <text:p text:style-name="P100"></text:p>
          </table:table-cell>
          <table:table-cell table:style-name="Tabella6.A2" office:value-type="string">
            <text:p text:style-name="P101">altri titolari (se presenti altri titolari oltre al richiedente: da compilare ad ogni presentazione. Pagina eventualmente ripetuta con l’indicazione di altri soggetti)</text:p>
          </table:table-cell>
          <table:table-cell table:style-name="Tabella6.C6" office:value-type="string">
            <text:p text:style-name="P97"/>
          </table:table-cell>
        </table:table-row>
        <table:table-row>
          <table:table-cell table:style-name="Tabella6.A2" office:value-type="string">
            <text:p text:style-name="P100"></text:p>
          </table:table-cell>
          <table:table-cell table:style-name="Tabella6.A2" office:value-type="string">
            <text:p text:style-name="P101">progettista (da compilare ad ogni presentazione, pagina eventualmente ripetuta con l’indicazione di ulteriori tecnici)</text:p>
          </table:table-cell>
          <table:table-cell table:style-name="Tabella6.C6" office:value-type="string">
            <text:p text:style-name="P98"/>
          </table:table-cell>
        </table:table-row>
        <table:table-row>
          <table:table-cell table:style-name="Tabella6.A2" office:value-type="string">
            <text:p text:style-name="P100"></text:p>
          </table:table-cell>
          <table:table-cell table:style-name="Tabella6.A2" office:value-type="string">
            <text:p text:style-name="P101">direttore lavori (da individuare prima dell’inizio lavori)</text:p>
          </table:table-cell>
          <table:table-cell table:style-name="Tabella6.C6" office:value-type="string">
            <text:p text:style-name="P98"/>
          </table:table-cell>
        </table:table-row>
        <table:table-row>
          <table:table-cell table:style-name="Tabella6.A2" office:value-type="string">
            <text:p text:style-name="P100"></text:p>
          </table:table-cell>
          <table:table-cell table:style-name="Tabella6.A2" office:value-type="string">
            <text:p text:style-name="P101">soggetto abilitato alla certificazione energetica</text:p>
          </table:table-cell>
          <table:table-cell table:style-name="Tabella6.C6" office:value-type="string">
            <text:p text:style-name="P98"/>
          </table:table-cell>
        </table:table-row>
        <table:table-row>
          <table:table-cell table:style-name="Tabella6.A2" office:value-type="string">
            <text:p text:style-name="P100"></text:p>
          </table:table-cell>
          <table:table-cell table:style-name="Tabella6.A2" office:value-type="string">
            <text:p text:style-name="P101">impresa esecutrice (da individuare prima dell’inizio lavori, eventualmente integrato con l’indicazione di ulteriori imprese)</text:p>
          </table:table-cell>
          <table:table-cell table:style-name="Tabella6.C7" office:value-type="string">
            <text:p text:style-name="P98"/>
          </table:table-cell>
        </table:table-row>
      </table:table>
      <text:list xml:id="list4157917396072719685" text:style-name="WW8Num3">
        <text:list-header>
          <text:p text:style-name="P112">Ed è completo di :</text:p>
        </text:list-header>
        <text:list-item>
          <text:p text:style-name="P113"><text:span text:style-name="T31">copia</text:span><text:span text:style-name="T33"> </text:span><text:span text:style-name="T31">fotostatica</text:span><text:span text:style-name="T33"> </text:span><text:span text:style-name="T31">di</text:span><text:span text:style-name="T33"> </text:span><text:span text:style-name="T31">valido</text:span><text:span text:style-name="T33"> </text:span><text:span text:style-name="T32">documento</text:span><text:span text:style-name="T34"> </text:span><text:span text:style-name="T32">d'id</text:span><text:span text:style-name="T27">entità</text:span><text:span text:style-name="T29"> </text:span><text:span text:style-name="T30">e codice fiscale o partita IVA</text:span><text:span text:style-name="T29"> </text:span><text:span text:style-name="T28">dei sottoscrittori</text:span></text:p>
        </text:list-item>
      </text:list>
      <text:p text:style-name="P44"/>
      <text:p text:style-name="P41"><text:span text:style-name="T36">( n. 1 ) TIT</text:span><text:span text:style-name="T35">O</text:span><text:span text:style-name="T36">LARE</text:span></text:p>
      <text:p text:style-name="P38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73"><text:span text:style-name="T58">nome e c</text:span>ognome</text:p>
          </table:table-cell>
          <table:table-cell table:style-name="Tabella2.B1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3"><text:span text:style-name="T58">c</text:span>odice <text:span text:style-name="T58">f</text:span>iscale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3"><text:span text:style-name="T58">n</text:span>ato a / il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3"><text:span text:style-name="T58">r</text:span>esidente a 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7"><text:span text:style-name="T58">i</text:span>n via / <text:span text:style-name="T58">p</text:span>iazza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7"><text:span text:style-name="T58">t</text:span>elefono / <text:span text:style-name="T58">fax</text:span>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7">posta elettronica <text:span text:style-name="T58">(certificata, se disponibile)</text:span>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7"><text:span text:style-name="T58">i</text:span>n qualità di </text:p>
          </table:table-cell>
          <table:table-cell table:style-name="Tabella2.B2" office:value-type="string">
            <text:p text:style-name="P74"><text:span text:style-name="T2"></text:span><text:span text:style-name="T21"> </text:span><text:span text:style-name="T23">Legale</text:span><text:span text:style-name="T25"> Rappresenta</text:span><text:span text:style-name="T26">n</text:span><text:span text:style-name="T25">te <text:s/></text:span><text:s text:c="5"/><text:span text:style-name="T2"></text:span><text:span text:style-name="T21"> </text:span><text:span text:style-name="T23">Procuratore</text:span></text:p>
          </table:table-cell>
        </table:table-row>
        <table:table-row>
          <table:table-cell table:style-name="Tabella2.A2" office:value-type="string">
            <text:p text:style-name="P77"><text:span text:style-name="T58">r</text:span>agione sociale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8">partita IVA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7"><text:span text:style-name="T58">c</text:span>on sede in 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80"><text:span text:style-name="T58">t</text:span>elefono / <text:span text:style-name="T58">fax</text:span>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3">posta elettronica <text:span text:style-name="T58">certificata</text:span></text:p>
          </table:table-cell>
          <table:table-cell table:style-name="Tabella2.B2" office:value-type="string">
            <text:p text:style-name="P73"/>
          </table:table-cell>
        </table:table-row>
      </table:table>
      <text:p text:style-name="P24"/>
      <text:p text:style-name="P24"/>
      <text:p text:style-name="P31">DICHIARA </text:p>
      <text:p text:style-name="P24"/>
      <text:list xml:id="list6566289153936593726" text:style-name="L1">
        <text:list-header>
          <text:p text:style-name="P107">A tal fine, ai sensi dell'art. 47 del d.p.r. 445/2000, consapevole delle sanzioni penali, nel caso di dichiarazioni non veritiere e falsità negli atti, richiamate dall'art. 76 del d.p.r. 445/2000:<text:tab/><text:line-break/></text:p>
        </text:list-header>
        <text:list-item>
          <text:p text:style-name="P108">di avere titolo idoneo alla realizzazione dei lavori in quanto: </text:p>
          <text:list>
            <text:list-item>
              <text:p text:style-name="P110">Proprietario esclusivo; </text:p>
            </text:list-item>
            <text:list-item>
              <text:p text:style-name="P110">Titolare di altro diritto reale (indicare se comproprietario, usufruttuario, etc.) ___________________________________________________________</text:p>
            </text:list-item>
            <text:list-item>
              <text:p text:style-name="P111">Titolare di diritto contrattuale (allegare copia del titolo se locatario, titolare di leasing, etc.)<text:line-break/></text:p>
            </text:list-item>
          </text:list>
        </text:list-item>
      </text:list>
      <text:p text:style-name="P25"/>
      <text:p text:style-name="P25"/>
      <text:p text:style-name="P25"/>
      <text:p text:style-name="P25">Luogo e <text:span text:style-name="T54">d</text:span>ata ___________________________ <text:tab/>Firma _____________________________________</text:p>
      <text:p text:style-name="P25"/>
      <text:list xml:id="list8350608966019008556" text:style-name="WW8Num1">
        <text:list-header>
          <text:p text:style-name="P114"/>
        </text:list-header>
      </text:list>
      <text:p text:style-name="P40"><text:span text:style-name="T36">( n. _______ ) ALTRO TIT</text:span><text:span text:style-name="T35">O</text:span><text:span text:style-name="T36">LARE</text:span></text:p>
      <text:p text:style-name="P37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77"><text:span text:style-name="T58">Nome e c</text:span>ognome</text:p>
          </table:table-cell>
          <table:table-cell table:style-name="Tabella3.B1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7"><text:span text:style-name="T58">c</text:span>odice <text:span text:style-name="T58">f</text:span>iscale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7"><text:span text:style-name="T58">n</text:span>ato a / il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7"><text:span text:style-name="T58">r</text:span>esidente a 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7"><text:span text:style-name="T58">i</text:span>n via / <text:span text:style-name="T58">p</text:span>iazza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7"><text:span text:style-name="T58">t</text:span>elefono / <text:span text:style-name="T58">fax</text:span>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9">posta elettronica (certificata, se disponibile)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7"><text:span text:style-name="T58">i</text:span>n qualità di </text:p>
          </table:table-cell>
          <table:table-cell table:style-name="Tabella3.B2" office:value-type="string">
            <text:p text:style-name="P75"><text:span text:style-name="T3"></text:span><text:span text:style-name="T22"> </text:span><text:span text:style-name="T23">Legale Rappresenta</text:span><text:span text:style-name="T24">n</text:span><text:span text:style-name="T23">te <text:s text:c="6"/></text:span><text:span text:style-name="T3"></text:span><text:span text:style-name="T22"> </text:span><text:span text:style-name="T23">Procuratore</text:span></text:p>
          </table:table-cell>
        </table:table-row>
        <table:table-row>
          <table:table-cell table:style-name="Tabella3.A2" office:value-type="string">
            <text:p text:style-name="P77"><text:span text:style-name="T58">r</text:span>agione sociale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8">partita IVA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3"><text:span text:style-name="T58">c</text:span>on sede in 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3">Telef<text:span text:style-name="T59">ono / </text:span><text:span text:style-name="T60">fax</text:span>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3">posta elettronica<text:span text:style-name="T59"> </text:span><text:span text:style-name="T60">certificata</text:span></text:p>
          </table:table-cell>
          <table:table-cell table:style-name="Tabella3.B2" office:value-type="string">
            <text:p text:style-name="P73"/>
          </table:table-cell>
        </table:table-row>
      </table:table>
      <text:p text:style-name="P24"/>
      <text:p text:style-name="P24"/>
      <text:p text:style-name="P31">DICHIARA</text:p>
      <text:p text:style-name="P24"/>
      <text:list xml:id="list192314979823132" text:continue-list="list6566289153936593726" text:style-name="L1">
        <text:list-header>
          <text:p text:style-name="P106">A tal fine, ai sensi dell'art. 47 del d.p.r. 445/2000, consapevole delle sanzioni penali, nel caso di dichiarazioni non veritiere e falsità negli atti, richiamate dall'art. 76 del d.p.r. 445/2000: <text:line-break/></text:p>
        </text:list-header>
        <text:list-item>
          <text:p text:style-name="P108">di avere titolo idoneo alla realizzazione dei lavori in quanto: </text:p>
          <text:list>
            <text:list-item>
              <text:p text:style-name="P110">Titolare di altro diritto reale (indicare se comproprietario, usufruttuario, etc.) </text:p>
            </text:list-item>
            <text:list-item>
              <text:p text:style-name="P110">Titolare di diritto contrattuale (allegare copia del titolo se locatario, titolare di leasing, etc.)<text:line-break/></text:p>
            </text:list-item>
          </text:list>
        </text:list-item>
        <text:list-item>
          <text:p text:style-name="P109">di aver preso visione <text:span text:style-name="T66">e di condividere</text:span> <text:span text:style-name="T62">quanto dichiarato dal titolare/richiedente</text:span></text:p>
        </text:list-item>
      </text:list>
      <text:p text:style-name="P27"/>
      <text:p text:style-name="P28"/>
      <text:p text:style-name="P26"/>
      <text:p text:style-name="P26">Luogo e <text:span text:style-name="T53">d</text:span>ata ___________________________ <text:tab/>Firma _____________________________________</text:p>
      <text:p text:style-name="P29"/>
      <text:p text:style-name="P29"/>
      <text:p text:style-name="P29"/>
      <text:p text:style-name="P29"/>
      <text:p text:style-name="P1">N.B.<text:span text:style-name="T51"> </text:span><text:span text:style-name="T47">Ripete</text:span>re<text:span text:style-name="T48"> </text:span><text:span text:style-name="T47">la pagina</text:span><text:span text:style-name="T49"> </text:span>per<text:span text:style-name="T48"> </text:span>indicare<text:span text:style-name="T48"> </text:span>ulteriori<text:span text:style-name="T48"> </text:span><text:span text:style-name="T47">TITOLARI</text:span>. </text:p>
      <text:p text:style-name="P43"/>
      <text:p text:style-name="P39">( n. _______ ) PROGETTISTA</text:p>
      <text:p text:style-name="P69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3"><text:span text:style-name="T58">titolo, nome e c</text:span>ognome</text:p>
          </table:table-cell>
          <table:table-cell table:style-name="Tabella1.B1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73"><text:span text:style-name="T58">c</text:span>odice <text:span text:style-name="T58">f</text:span>iscale</text:p>
          </table:table-cell>
          <table:table-cell table:style-name="Tabella1.B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73"><text:span text:style-name="T58">n</text:span>ato a / il</text:p>
          </table:table-cell>
          <table:table-cell table:style-name="Tabella1.B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73"><text:span text:style-name="T58">r</text:span>esidente a </text:p>
          </table:table-cell>
          <table:table-cell table:style-name="Tabella1.B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73"><text:span text:style-name="T58">i</text:span>n via / <text:span text:style-name="T58">p</text:span>iazza</text:p>
          </table:table-cell>
          <table:table-cell table:style-name="Tabella1.B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73">Telefono / <text:span text:style-name="T58">fax</text:span></text:p>
          </table:table-cell>
          <table:table-cell table:style-name="Tabella1.B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73">posta elettronica certificata</text:p>
          </table:table-cell>
          <table:table-cell table:style-name="Tabella1.B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73"><text:span text:style-name="T58">i</text:span>scritto all'albo <text:span text:style-name="T37">dei/degli</text:span></text:p>
          </table:table-cell>
          <table:table-cell table:style-name="Tabella1.B2" office:value-type="string">
            <text:p text:style-name="P81"/>
          </table:table-cell>
        </table:table-row>
        <table:table-row>
          <table:table-cell table:style-name="Tabella1.A2" office:value-type="string">
            <text:p text:style-name="P76"><text:span text:style-name="T58">d</text:span>ella provincia di</text:p>
          </table:table-cell>
          <table:table-cell table:style-name="Tabella1.B2" office:value-type="string">
            <text:p text:style-name="P82"><text:tab/><text:tab/><text:tab/><text:tab/>al nr. </text:p>
          </table:table-cell>
        </table:table-row>
      </table:table>
      <text:p text:style-name="P49"/>
      <text:p text:style-name="P47"/>
      <text:list xml:id="list6003427063004269886" text:style-name="L2">
        <text:list-item>
          <text:p text:style-name="P104">incaricato anche della Direzione Lavori dell’opera</text:p>
        </text:list-item>
      </text:list>
      <text:p text:style-name="P54"/>
      <text:p text:style-name="P54"/>
      <text:p text:style-name="P54">Luogo e <text:span text:style-name="T53">d</text:span>ata ___________________________ </text:p>
      <text:p text:style-name="P33"/>
      <table:table table:name="Tabella11" table:style-name="Tabella11">
        <table:table-column table:style-name="Tabella11.A"/>
        <table:table-row table:style-name="Tabella11.1">
          <table:table-cell table:style-name="Tabella11.A1" office:value-type="string">
            <text:p text:style-name="P86"><draw:line text:anchor-type="paragraph" draw:z-index="2" draw:name="Forma1" draw:style-name="gr4" draw:text-style-name="P118" svg:x1="7.638cm" svg:y1="2.249cm" svg:x2="16.951cm" svg:y2="2.249cm"><text:p/></draw:line></text:p>
          </table:table-cell>
        </table:table-row>
      </table:table>
      <text:p text:style-name="P85"><text:span text:style-name="T55"><text:tab/>(timbro</text:span><text:span text:style-name="T56">)</text:span><text:span text:style-name="T55"><text:tab/>(firma del </text:span><text:span text:style-name="T57">progettista</text:span><text:span text:style-name="T55">)</text:span></text:p>
      <text:p text:style-name="P64"/>
      <text:p text:style-name="P30"/>
      <text:p text:style-name="P30"/>
      <text:p text:style-name="P59"><text:span text:style-name="T59">N.B.</text:span><text:span text:style-name="T52"> </text:span><text:span text:style-name="T61">Ripete</text:span><text:span text:style-name="T59">re</text:span><text:span text:style-name="T50"> </text:span><text:span text:style-name="T61">la pa</text:span><text:span text:style-name="T47">gina</text:span><text:span text:style-name="T49"> </text:span>per<text:span text:style-name="T48"> </text:span>indicare<text:span text:style-name="T48"> </text:span>ulteriori<text:span text:style-name="T48"> </text:span><text:span text:style-name="T47">PROGETTISTI</text:span>. </text:p>
      <text:p text:style-name="P63"/>
      <text:p text:style-name="P43"/>
      <text:p text:style-name="P39">( n. 1 ) DIRETTORE DEI LAVORI (se diverso da progettista)</text:p>
      <text:p text:style-name="P69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73"><text:span text:style-name="T58">titolo, nome e c</text:span>ognome</text:p>
          </table:table-cell>
          <table:table-cell table:style-name="Tabella7.B1" office:value-type="string">
            <text:p text:style-name="P73"/>
          </table:table-cell>
        </table:table-row>
        <table:table-row>
          <table:table-cell table:style-name="Tabella7.A2" office:value-type="string">
            <text:p text:style-name="P73"><text:span text:style-name="T58">c</text:span>odice <text:span text:style-name="T58">f</text:span>iscale</text:p>
          </table:table-cell>
          <table:table-cell table:style-name="Tabella7.B2" office:value-type="string">
            <text:p text:style-name="P73"/>
          </table:table-cell>
        </table:table-row>
        <table:table-row>
          <table:table-cell table:style-name="Tabella7.A2" office:value-type="string">
            <text:p text:style-name="P73"><text:span text:style-name="T58">n</text:span>ato a / il</text:p>
          </table:table-cell>
          <table:table-cell table:style-name="Tabella7.B2" office:value-type="string">
            <text:p text:style-name="P73"/>
          </table:table-cell>
        </table:table-row>
        <table:table-row>
          <table:table-cell table:style-name="Tabella7.A2" office:value-type="string">
            <text:p text:style-name="P73"><text:span text:style-name="T58">r</text:span>esidente a </text:p>
          </table:table-cell>
          <table:table-cell table:style-name="Tabella7.B2" office:value-type="string">
            <text:p text:style-name="P73"/>
          </table:table-cell>
        </table:table-row>
        <table:table-row>
          <table:table-cell table:style-name="Tabella7.A2" office:value-type="string">
            <text:p text:style-name="P73"><text:span text:style-name="T58">i</text:span>n via / <text:span text:style-name="T58">p</text:span>iazza</text:p>
          </table:table-cell>
          <table:table-cell table:style-name="Tabella7.B2" office:value-type="string">
            <text:p text:style-name="P73"/>
          </table:table-cell>
        </table:table-row>
        <table:table-row>
          <table:table-cell table:style-name="Tabella7.A2" office:value-type="string">
            <text:p text:style-name="P73"><text:span text:style-name="T58">t</text:span>elefono / <text:span text:style-name="T58">fax</text:span></text:p>
          </table:table-cell>
          <table:table-cell table:style-name="Tabella7.B2" office:value-type="string">
            <text:p text:style-name="P73"/>
          </table:table-cell>
        </table:table-row>
        <table:table-row>
          <table:table-cell table:style-name="Tabella7.A2" office:value-type="string">
            <text:p text:style-name="P73">posta elettronica certificata</text:p>
          </table:table-cell>
          <table:table-cell table:style-name="Tabella7.B2" office:value-type="string">
            <text:p text:style-name="P73"/>
          </table:table-cell>
        </table:table-row>
        <table:table-row>
          <table:table-cell table:style-name="Tabella7.A2" office:value-type="string">
            <text:p text:style-name="P73"><text:span text:style-name="T58">i</text:span>scritto all'albo <text:span text:style-name="T37">dei/degli</text:span></text:p>
          </table:table-cell>
          <table:table-cell table:style-name="Tabella7.B2" office:value-type="string">
            <text:p text:style-name="P81"/>
          </table:table-cell>
        </table:table-row>
        <table:table-row>
          <table:table-cell table:style-name="Tabella7.A2" office:value-type="string">
            <text:p text:style-name="P76"><text:span text:style-name="T58">d</text:span>ella provincia di</text:p>
          </table:table-cell>
          <table:table-cell table:style-name="Tabella7.B2" office:value-type="string">
            <text:p text:style-name="P82"><text:tab/><text:tab/><text:tab/><text:tab/>al nr. </text:p>
          </table:table-cell>
        </table:table-row>
      </table:table>
      <text:p text:style-name="P48"/>
      <text:p text:style-name="P45"/>
      <text:list xml:id="list192315442527765" text:continue-list="list8350608966019008556" text:style-name="WW8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05">Il sottoscritto Direttore dei lavori dichiara di aver preso conoscenza dei contenuti progettuali e della relazione geologica, geotecnica e idrogeologica eventualmente allegata al progetto nonché degli adempimenti relativi all'utilizzo delle terre e rocce da scavo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p text:style-name="P46"/>
      <text:p text:style-name="P53"/>
      <text:p text:style-name="P53">Luogo e <text:span text:style-name="T53">d</text:span>ata ___________________________ </text:p>
      <text:p text:style-name="P56"/>
      <table:table table:name="Tabella14" table:style-name="Tabella14">
        <table:table-column table:style-name="Tabella14.A"/>
        <table:table-row table:style-name="Tabella14.1">
          <table:table-cell table:style-name="Tabella14.A1" office:value-type="string">
            <text:p text:style-name="P86"><draw:line text:anchor-type="paragraph" draw:z-index="3" draw:name="Forma1" draw:style-name="gr4" draw:text-style-name="P118" svg:x1="7.638cm" svg:y1="2.249cm" svg:x2="16.951cm" svg:y2="2.249cm"><text:p/></draw:line></text:p>
          </table:table-cell>
        </table:table-row>
      </table:table>
      <text:p text:style-name="P85"><text:span text:style-name="T55"><text:tab/>(timbro</text:span><text:span text:style-name="T56">)</text:span><text:span text:style-name="T55"><text:tab/>(firma del direttore lavori)</text:span></text:p>
      <text:p text:style-name="P64"/>
      <text:p text:style-name="P62"/>
      <text:p text:style-name="P66"/>
      <text:p text:style-name="P65">( n. 1 ) SOGGET<text:span text:style-name="T44">T</text:span>O<text:span text:style-name="T45"> </text:span>ABILI<text:span text:style-name="T46">TA</text:span><text:span text:style-name="T44">T</text:span>O<text:span text:style-name="T45"> </text:span>ALLA<text:span text:style-name="T45"> </text:span>CERTIFICAZIONE ENERGETICA</text:p>
      <text:p text:style-name="P57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3"><text:span text:style-name="T58">titolo, nome e c</text:span>ognome</text:p>
          </table:table-cell>
          <table:table-cell table:style-name="Tabella4.B1" office:value-type="string">
            <text:p text:style-name="P84"/>
          </table:table-cell>
        </table:table-row>
        <table:table-row>
          <table:table-cell table:style-name="Tabella4.A2" office:value-type="string">
            <text:p text:style-name="P83"><text:span text:style-name="T58">c</text:span>odice <text:span text:style-name="T58">f</text:span>iscale</text:p>
          </table:table-cell>
          <table:table-cell table:style-name="Tabella4.B2" office:value-type="string">
            <text:p text:style-name="P84"/>
          </table:table-cell>
        </table:table-row>
        <table:table-row>
          <table:table-cell table:style-name="Tabella4.A2" office:value-type="string">
            <text:p text:style-name="P83"><text:span text:style-name="T58">n</text:span>ato a / il</text:p>
          </table:table-cell>
          <table:table-cell table:style-name="Tabella4.B2" office:value-type="string">
            <text:p text:style-name="P84"/>
          </table:table-cell>
        </table:table-row>
        <table:table-row>
          <table:table-cell table:style-name="Tabella4.A2" office:value-type="string">
            <text:p text:style-name="P83"><text:span text:style-name="T58">r</text:span>esidente a </text:p>
          </table:table-cell>
          <table:table-cell table:style-name="Tabella4.B2" office:value-type="string">
            <text:p text:style-name="P84"/>
          </table:table-cell>
        </table:table-row>
        <table:table-row>
          <table:table-cell table:style-name="Tabella4.A2" office:value-type="string">
            <text:p text:style-name="P83"><text:span text:style-name="T58">i</text:span>n via / <text:span text:style-name="T58">p</text:span>iazza</text:p>
          </table:table-cell>
          <table:table-cell table:style-name="Tabella4.B2" office:value-type="string">
            <text:p text:style-name="P84"/>
          </table:table-cell>
        </table:table-row>
        <table:table-row>
          <table:table-cell table:style-name="Tabella4.A2" office:value-type="string">
            <text:p text:style-name="P83"><text:span text:style-name="T58">t</text:span>elefono / <text:span text:style-name="T58">fax</text:span></text:p>
          </table:table-cell>
          <table:table-cell table:style-name="Tabella4.B2" office:value-type="string">
            <text:p text:style-name="P84"/>
          </table:table-cell>
        </table:table-row>
        <table:table-row>
          <table:table-cell table:style-name="Tabella4.A2" office:value-type="string">
            <text:p text:style-name="P83">posta elettronica certificata</text:p>
          </table:table-cell>
          <table:table-cell table:style-name="Tabella4.B2" office:value-type="string">
            <text:p text:style-name="P84"/>
          </table:table-cell>
        </table:table-row>
        <table:table-row>
          <table:table-cell table:style-name="Tabella4.A2" office:value-type="string">
            <text:p text:style-name="P73"><text:span text:style-name="T58">i</text:span>scritto all'albo <text:span text:style-name="T37">dei/degli</text:span></text:p>
          </table:table-cell>
          <table:table-cell table:style-name="Tabella4.B2" office:value-type="string">
            <text:p text:style-name="P81"/>
          </table:table-cell>
        </table:table-row>
        <table:table-row>
          <table:table-cell table:style-name="Tabella4.A2" office:value-type="string">
            <text:p text:style-name="P76"><text:span text:style-name="T58">d</text:span>ella provincia di</text:p>
          </table:table-cell>
          <table:table-cell table:style-name="Tabella4.B2" office:value-type="string">
            <text:p text:style-name="P82"><text:tab/><text:tab/><text:tab/><text:tab/>al nr. </text:p>
          </table:table-cell>
        </table:table-row>
      </table:table>
      <text:p text:style-name="P71"/>
      <text:p text:style-name="P55"/>
      <text:p text:style-name="P55"/>
      <text:p text:style-name="P55">Luogo e <text:span text:style-name="T53">d</text:span>ata ___________________________</text:p>
      <text:p text:style-name="P34"/>
      <table:table table:name="Tabella10" table:style-name="Tabella10">
        <table:table-column table:style-name="Tabella10.A"/>
        <table:table-row table:style-name="Tabella10.1">
          <table:table-cell table:style-name="Tabella10.A1" office:value-type="string">
            <text:p text:style-name="P86"><draw:line text:anchor-type="paragraph" draw:z-index="4" draw:name="Forma1" draw:style-name="gr4" draw:text-style-name="P118" svg:x1="7.638cm" svg:y1="2.249cm" svg:x2="16.951cm" svg:y2="2.249cm"><text:p/></draw:line></text:p>
          </table:table-cell>
        </table:table-row>
      </table:table>
      <text:p text:style-name="P85"><text:span text:style-name="T55"><text:tab/>(timbro</text:span><text:span text:style-name="T56">)</text:span><text:span text:style-name="T55"><text:tab/>(firma del </text:span><text:span text:style-name="T57">certificatore</text:span><text:span text:style-name="T55">)</text:span></text:p>
      <text:p text:style-name="P64"/>
      <text:p text:style-name="P32"/>
      <text:p text:style-name="P32"/>
      <text:p text:style-name="P61"/>
      <text:p text:style-name="P42"/>
      <text:p text:style-name="P43"/>
      <text:p text:style-name="P39">( n. _______ ) IMPRESA ESECUTRICE</text:p>
      <text:p text:style-name="P70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73"><text:span text:style-name="T58">r</text:span>agione sociale / cognome e nome</text:p>
          </table:table-cell>
          <table:table-cell table:style-name="Tabella5.B1" office:value-type="string">
            <text:p text:style-name="P73"/>
          </table:table-cell>
        </table:table-row>
        <table:table-row>
          <table:table-cell table:style-name="Tabella5.A2" office:value-type="string">
            <text:p text:style-name="P73"><text:span text:style-name="T58">partita </text:span>IVA / codice fiscale</text:p>
          </table:table-cell>
          <table:table-cell table:style-name="Tabella5.B2" office:value-type="string">
            <text:p text:style-name="P73"/>
          </table:table-cell>
        </table:table-row>
        <table:table-row>
          <table:table-cell table:style-name="Tabella5.A2" office:value-type="string">
            <text:p text:style-name="P73"><text:span text:style-name="T58">s</text:span>ede legale: (città, prov.)</text:p>
          </table:table-cell>
          <table:table-cell table:style-name="Tabella5.B2" office:value-type="string">
            <text:p text:style-name="P73"/>
          </table:table-cell>
        </table:table-row>
        <table:table-row>
          <table:table-cell table:style-name="Tabella5.A2" office:value-type="string">
            <text:p text:style-name="P73"><text:span text:style-name="T58">i</text:span>n via / Piazza</text:p>
          </table:table-cell>
          <table:table-cell table:style-name="Tabella5.B2" office:value-type="string">
            <text:p text:style-name="P73"/>
          </table:table-cell>
        </table:table-row>
        <table:table-row>
          <table:table-cell table:style-name="Tabella5.A2" office:value-type="string">
            <text:p text:style-name="P73"><text:span text:style-name="T58">t</text:span>elefono / <text:span text:style-name="T58">fax</text:span></text:p>
          </table:table-cell>
          <table:table-cell table:style-name="Tabella5.B2" office:value-type="string">
            <text:p text:style-name="P73"/>
          </table:table-cell>
        </table:table-row>
        <table:table-row>
          <table:table-cell table:style-name="Tabella5.A2" office:value-type="string">
            <text:p text:style-name="P73">posta elettronica certificata</text:p>
          </table:table-cell>
          <table:table-cell table:style-name="Tabella5.B2" office:value-type="string">
            <text:p text:style-name="P81"/>
          </table:table-cell>
        </table:table-row>
      </table:table>
      <text:p text:style-name="P69"/>
      <text:p text:style-name="P69"/>
      <text:p text:style-name="P52"/>
      <text:p text:style-name="P52">Luogo e <text:span text:style-name="T53">d</text:span>ata ___________________________</text:p>
      <text:p text:style-name="P35"/>
      <text:p text:style-name="P34"/>
      <table:table table:name="Tabella12" table:style-name="Tabella12">
        <table:table-column table:style-name="Tabella12.A"/>
        <table:table-row table:style-name="Tabella12.1">
          <table:table-cell table:style-name="Tabella12.A1" office:value-type="string">
            <text:p text:style-name="P86"><draw:line text:anchor-type="paragraph" draw:z-index="5" draw:name="Forma1" draw:style-name="gr4" draw:text-style-name="P118" svg:x1="7.638cm" svg:y1="2.249cm" svg:x2="16.951cm" svg:y2="2.249cm"><text:p/></draw:line></text:p>
          </table:table-cell>
        </table:table-row>
      </table:table>
      <text:p text:style-name="P85"><text:span text:style-name="T55"><text:tab/>(timbro</text:span><text:span text:style-name="T56">)</text:span><text:span text:style-name="T55"><text:tab/>(firma del </text:span><text:span text:style-name="T57">legale rappresentante</text:span><text:span text:style-name="T55">)</text:span></text:p>
      <text:p text:style-name="P64"/>
      <text:p text:style-name="P36"/>
      <text:p text:style-name="P30"/>
      <text:p text:style-name="P30"/>
      <text:p text:style-name="P59">N.B.<text:span text:style-name="T51"> </text:span><text:span text:style-name="T47">Ripete</text:span>re<text:span text:style-name="T48"> </text:span><text:span text:style-name="T47">la pagina</text:span><text:span text:style-name="T49"> </text:span>per<text:span text:style-name="T48"> </text:span>indicare<text:span text:style-name="T48"> </text:span>ulteriori<text:span text:style-name="T48"> </text:span><text:span text:style-name="T47">IMPRESE ESECUTRICI</text:span>.</text:p>
      <text:list xml:id="list192314823017141" text:continue-numbering="true" text:style-name="WW8Num1">
        <text:list-header>
          <text:p text:style-name="P11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1" svg:font-family="Wingdings" style:font-charset="x-symbol"/>
    <style:font-face style:name="Wingdings2" svg:font-family="Wingdings" style:font-adornments="Normale" style:font-charset="x-symbol"/>
    <style:font-face style:name="Wingdings" svg:font-family="Wingdings" style:font-pitch="variable" style:font-charset="x-symbol"/>
    <style:font-face style:name="Arial2" svg:font-family="Arial"/>
    <style:font-face style:name="Mangal1" svg:font-family="Mang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0" fo:widows="0" style:writing-mode="lr-tb"/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aragrafo_20_elenco" style:display-name="Paragrafo elenco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/>
    <style:style style:name="WW8Num1z0" style:family="text">
      <style:text-properties fo:color="#000000" style:font-name="Arial" fo:font-family="Arial" style:font-family-generic="swiss" style:font-pitch="variable" fo:font-size="12pt" fo:font-style="italic" fo:font-weight="bold" style:font-name-asian="Arial" style:font-family-asian="Arial" style:font-family-generic-asian="swiss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WW8Num3z0" style:family="text">
      <style:text-properties style:font-name="Arial1" fo:font-family="Arial" style:font-family-generic="swiss" fo:font-size="14pt" style:font-size-asian="12.25pt" style:font-name-complex="Arial1" style:font-family-complex="Arial" style:font-family-generic-complex="swiss" style:font-size-complex="14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7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4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8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5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9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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top="0cm" fo:margin-bottom="0cm" loext:contextual-spacing="false" fo:line-height="100%" fo:text-align="end" style:justify-single-word="false" style:page-number="auto"/>
      <style:text-properties fo:color="#999999" style:font-name="Arial" fo:font-size="8pt" fo:language="it" fo:country="IT" officeooo:rsid="004b9834" officeooo:paragraph-rsid="0045a89b" fo:background-color="transparent" style:font-size-asian="8pt" style:language-asian="it" style:country-asian="IT" style:font-size-complex="8pt"/>
    </style:style>
    <style:style style:name="MP2" style:family="paragraph" style:parent-style-name="Footer">
      <style:paragraph-properties fo:text-align="end" style:justify-single-word="false"/>
      <style:text-properties fo:color="#009933" style:font-name="Arial" fo:font-size="8pt" style:font-size-asian="7pt" style:font-size-complex="8pt"/>
    </style:style>
    <style:style style:name="MP3" style:family="paragraph" style:parent-style-name="Standard">
      <style:paragraph-properties fo:margin-top="0cm" fo:margin-bottom="0cm" loext:contextual-spacing="false" fo:line-height="0.099cm"/>
      <style:text-properties fo:font-size="2.5pt" fo:language="it" fo:country="IT" style:font-size-asian="2.5pt" style:language-asian="it" style:country-asian="IT" style:font-size-complex="2.5pt"/>
    </style:style>
    <style:style style:name="MP4" style:family="paragraph" style:parent-style-name="Standard">
      <style:paragraph-properties fo:margin-left="0.071cm" fo:margin-right="-0.035cm" fo:margin-top="0cm" fo:margin-bottom="0cm" loext:contextual-spacing="false" fo:line-height="0.363cm" fo:text-indent="0cm" style:auto-text-indent="false"/>
      <style:text-properties fo:language="it" fo:country="IT"/>
    </style:style>
    <style:style style:name="MP5" style:family="paragraph" style:parent-style-name="Footer">
      <style:text-properties fo:language="it" fo:country="IT"/>
    </style:style>
    <style:style style:name="MP6" style:family="paragraph" style:parent-style-name="Standard">
      <style:paragraph-properties fo:margin-top="0cm" fo:margin-bottom="0cm" loext:contextual-spacing="false" fo:line-height="0.086cm"/>
      <style:text-properties fo:font-size="2pt" fo:language="it" fo:country="IT" style:font-size-asian="2pt" style:language-asian="it" style:country-asian="IT" style:font-size-complex="2pt"/>
    </style:style>
    <style:style style:name="MT1" style:family="text">
      <style:text-properties officeooo:rsid="0045a89b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1.799cm" fo:margin-right="1.7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787cm" fo:margin-bottom="1.27cm" fo:margin-left="1.729cm" fo:margin-right="1.7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364cm" fo:margin-bottom="1.356cm" fo:margin-left="1.799cm" fo:margin-right="1.7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37cm" fo:margin-left="0cm" fo:margin-right="0cm" fo:margin-top="0.238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787cm" fo:margin-bottom="1.27cm" fo:margin-left="1.799cm" fo:margin-right="1.7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6</text:span> – <text:span text:style-name="MT1">Soggetti coinvolti</text:span></text:p>
      </style:header>
      <style:footer>
        <text:p text:style-name="MP2"><text:page-number text:select-page="current">7</text:page-number></text:p>
      </style:footer>
    </style:master-page>
    <style:master-page style:name="Converti_20_1" style:display-name="Converti 1" style:page-layout-name="Mpm2">
      <style:footer>
        <text:p text:style-name="MP3"><draw:frame draw:style-name="Mfr1" draw:name="Cornice2" text:anchor-type="char" svg:x="18.581cm" svg:y="27.705cm" svg:width="0.489cm" svg:height="0.388cm" draw:z-index="0"><draw:text-box><text:p text:style-name="MP4"><text:page-number text:select-page="current">0</text:page-number></text:p></draw:text-box></draw:frame></text:p>
      </style:footer>
    </style:master-page>
    <style:master-page style:name="Converti_20_2" style:display-name="Converti 2" style:page-layout-name="Mpm3">
      <style:footer>
        <text:p text:style-name="MP5"/>
      </style:footer>
    </style:master-page>
    <style:master-page style:name="Converti_20_3" style:display-name="Converti 3" style:page-layout-name="Mpm4">
      <style:footer>
        <text:p text:style-name="MP5"/>
      </style:footer>
    </style:master-page>
    <style:master-page style:name="Converti_20_4" style:display-name="Converti 4" style:page-layout-name="Mpm4">
      <style:footer>
        <text:p text:style-name="MP6"><draw:frame draw:style-name="Mfr1" draw:name="Cornice3" text:anchor-type="char" svg:x="18.581cm" svg:y="27.705cm" svg:width="0.489cm" svg:height="0.388cm" draw:z-index="0"><draw:text-box><text:p text:style-name="MP4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ulo SOGGETTI COINVOLTI</dc:title>
    <meta:creation-date>2017-07-03T10:24:38.066000000</meta:creation-date>
    <meta:editing-cycles>68</meta:editing-cycles>
    <meta:editing-duration>PT11H32M47S</meta:editing-duration>
    <meta:generator>LibreOffice/5.1.5.2$Windows_x86 LibreOffice_project/7a864d8825610a8c07cfc3bc01dd4fce6a9447e5</meta:generator>
    <dc:date>2018-04-08T16:20:09.014000000</dc:date>
    <meta:keyword>modelli per attività edilizia</meta:keyword>
    <dc:subject>versione approvata con deliberazione G.P. n. 892 del 25 maggio 2018</dc:subject>
    <meta:document-statistic meta:table-count="13" meta:image-count="0" meta:object-count="0" meta:page-count="7" meta:paragraph-count="144" meta:word-count="753" meta:character-count="5307" meta:non-whitespace-character-count="4637"/>
    <meta:user-defined meta:name="Created" meta:value-type="date">2014-06-13T02:00:00</meta:user-defined>
    <meta:user-defined meta:name="LastSaved" meta:value-type="date">2015-12-26T02:00:00</meta:user-defined>
  </office:meta>
</office:document-meta>
</file>